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8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arranged_path" table:style-name="ta1">
        <table:shapes>
          <draw:frame draw:z-index="0" draw:style-name="gr1" draw:text-style-name="P1" svg:width="712.23pt" svg:height="527.53pt" svg:x="713.76pt" svg:y="34.64pt">
            <loext:p draw:notify-on-update-of-ranges="OEMMA_arranged_path.A2:OEMMA_arranged_path.A2 OEMMA_arranged_path.A3:OEMMA_arranged_path.A42 OEMMA_arranged_path.B2:OEMMA_arranged_path.B2 OEMMA_arranged_path.B3:OEMMA_arranged_path.B42 OEMMA_arranged_path.A2:OEMMA_arranged_path.A2 OEMMA_arranged_path.A3:OEMMA_arranged_path.A42 OEMMA_arranged_path.C2:OEMMA_arranged_path.C2 OEMMA_arranged_path.C3:OEMMA_arranged_path.C42 OEMMA_arranged_path.A2:OEMMA_arranged_path.A2 OEMMA_arranged_path.A3:OEMMA_arranged_path.A42 OEMMA_arranged_path.D2:OEMMA_arranged_path.D2 OEMMA_arranged_path.D3:OEMMA_arranged_path.D42 OEMMA_arranged_path.A2:OEMMA_arranged_path.A2 OEMMA_arranged_path.A3:OEMMA_arranged_path.A42 OEMMA_arranged_path.E2:OEMMA_arranged_path.E2 OEMMA_arranged_path.E3:OEMMA_arranged_path.E42 OEMMA_arranged_path.A2:OEMMA_arranged_path.A2 OEMMA_arranged_path.A3:OEMMA_arranged_path.A42 OEMMA_arranged_path.F2:OEMMA_arranged_path.F2 OEMMA_arranged_path.F3:OEMMA_arranged_path.F42 OEMMA_arranged_path.A2:OEMMA_arranged_path.A2 OEMMA_arranged_path.A3:OEMMA_arranged_path.A42 OEMMA_arranged_path.G2:OEMMA_arranged_path.G2 OEMMA_arranged_path.G3:OEMMA_arranged_path.G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/home/kyle/Documents/msViz/compari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DB</text:p>
          </table:table-cell>
          <table:table-cell office:value-type="string" calcext:value-type="string">
            <text:p>MzTree-Single</text:p>
          </table:table-cell>
          <table:table-cell office:value-type="string" calcext:value-type="string">
            <text:p>MzTree-NoSumm</text:p>
          </table:table-cell>
          <table:table-cell office:value-type="string" calcext:value-type="string">
            <text:p>MzTree</text:p>
          </table:table-cell>
          <table:table-cell table:number-columns-repeated="2"/>
          <table:table-cell office:value-type="float" office:value="3000402344" calcext:value-type="float">
            <text:p>3000402344</text:p>
          </table:table-cell>
          <table:table-cell office:value-type="float" office:value="134.5619779849" calcext:value-type="float">
            <text:p>134.5619779849</text:p>
          </table:table-cell>
          <table:table-cell office:value-type="float" office:value="455.6659741389" calcext:value-type="float">
            <text:p>455.6659741389</text:p>
          </table:table-cell>
          <table:table-cell office:value-type="float" office:value="83.4740408499" calcext:value-type="float">
            <text:p>83.4740408499</text:p>
          </table:table-cell>
          <table:table-cell office:value-type="float" office:value="738.445" calcext:value-type="float">
            <text:p>738.445</text:p>
          </table:table-cell>
          <table:table-cell office:value-type="float" office:value="136.551" calcext:value-type="float">
            <text:p>136.551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3028888" calcext:value-type="float">
            <text:p>3028888</text:p>
          </table:table-cell>
          <table:table-cell office:value-type="float" office:value="45.6184472749" calcext:value-type="float">
            <text:p>45.6184472749</text:p>
          </table:table-cell>
          <table:table-cell office:value-type="float" office:value="351.27371263" calcext:value-type="float">
            <text:p>351.27371263</text:p>
          </table:table-cell>
          <table:table-cell office:value-type="float" office:value="38.7637492309" calcext:value-type="float">
            <text:p>38.7637492309</text:p>
          </table:table-cell>
          <table:table-cell office:value-type="float" office:value="2.882" calcext:value-type="float">
            <text:p>2.882</text:p>
          </table:table-cell>
          <table:table-cell office:value-type="float" office:value="0.542" calcext:value-type="float">
            <text:p>0.542</text:p>
          </table:table-cell>
          <table:table-cell office:value-type="float" office:value="1.834" calcext:value-type="float">
            <text:p>1.834</text:p>
          </table:table-cell>
          <table:table-cell table:number-columns-repeated="9"/>
        </table:table-row>
        <table:table-row table:style-name="ro1">
          <table:table-cell office:value-type="float" office:value="882056" calcext:value-type="float">
            <text:p>882056</text:p>
          </table:table-cell>
          <table:table-cell office:value-type="float" office:value="46.938643085" calcext:value-type="float">
            <text:p>46.938643085</text:p>
          </table:table-cell>
          <table:table-cell office:value-type="float" office:value="359.338103547" calcext:value-type="float">
            <text:p>359.338103547</text:p>
          </table:table-cell>
          <table:table-cell office:value-type="float" office:value="38.8847617219" calcext:value-type="float">
            <text:p>38.8847617219</text:p>
          </table:table-cell>
          <table:table-cell office:value-type="float" office:value="2.083" calcext:value-type="float">
            <text:p>2.083</text:p>
          </table:table-cell>
          <table:table-cell office:value-type="float" office:value="0.324" calcext:value-type="float">
            <text:p>0.324</text:p>
          </table:table-cell>
          <table:table-cell office:value-type="float" office:value="2.683" calcext:value-type="float">
            <text:p>2.683</text:p>
          </table:table-cell>
          <table:table-cell table:number-columns-repeated="9"/>
        </table:table-row>
        <table:table-row table:style-name="ro1">
          <table:table-cell office:value-type="float" office:value="65267198" calcext:value-type="float">
            <text:p>65267198</text:p>
          </table:table-cell>
          <table:table-cell office:value-type="float" office:value="50.643342151" calcext:value-type="float">
            <text:p>50.643342151</text:p>
          </table:table-cell>
          <table:table-cell office:value-type="float" office:value="370.5697631641" calcext:value-type="float">
            <text:p>370.5697631641</text:p>
          </table:table-cell>
          <table:table-cell office:value-type="float" office:value="40.8344299031" calcext:value-type="float">
            <text:p>40.8344299031</text:p>
          </table:table-cell>
          <table:table-cell office:value-type="float" office:value="8.975" calcext:value-type="float">
            <text:p>8.975</text:p>
          </table:table-cell>
          <table:table-cell office:value-type="float" office:value="3.2" calcext:value-type="float">
            <text:p>3.2</text:p>
          </table:table-cell>
          <table:table-cell office:value-type="float" office:value="2.171" calcext:value-type="float">
            <text:p>2.171</text:p>
          </table:table-cell>
          <table:table-cell table:number-columns-repeated="9"/>
        </table:table-row>
        <table:table-row table:style-name="ro1">
          <table:table-cell office:value-type="float" office:value="3969174" calcext:value-type="float">
            <text:p>3969174</text:p>
          </table:table-cell>
          <table:table-cell office:value-type="float" office:value="49.3123672889" calcext:value-type="float">
            <text:p>49.3123672889</text:p>
          </table:table-cell>
          <table:table-cell office:value-type="float" office:value="358.900689319" calcext:value-type="float">
            <text:p>358.900689319</text:p>
          </table:table-cell>
          <table:table-cell office:value-type="float" office:value="41.6315415" calcext:value-type="float">
            <text:p>41.6315415</text:p>
          </table:table-cell>
          <table:table-cell office:value-type="float" office:value="3.943" calcext:value-type="float">
            <text:p>3.943</text:p>
          </table:table-cell>
          <table:table-cell office:value-type="float" office:value="0.959" calcext:value-type="float">
            <text:p>0.959</text:p>
          </table:table-cell>
          <table:table-cell office:value-type="float" office:value="5.091" calcext:value-type="float">
            <text:p>5.091</text:p>
          </table:table-cell>
          <table:table-cell table:number-columns-repeated="9"/>
        </table:table-row>
        <table:table-row table:style-name="ro1">
          <table:table-cell office:value-type="float" office:value="21712" calcext:value-type="float">
            <text:p>21712</text:p>
          </table:table-cell>
          <table:table-cell office:value-type="float" office:value="50.315352238" calcext:value-type="float">
            <text:p>50.315352238</text:p>
          </table:table-cell>
          <table:table-cell office:value-type="float" office:value="391.28208131" calcext:value-type="float">
            <text:p>391.28208131</text:p>
          </table:table-cell>
          <table:table-cell office:value-type="float" office:value="39.123493232" calcext:value-type="float">
            <text:p>39.123493232</text:p>
          </table:table-cell>
          <table:table-cell office:value-type="float" office:value="1.801" calcext:value-type="float">
            <text:p>1.801</text:p>
          </table:table-cell>
          <table:table-cell office:value-type="float" office:value="0.355" calcext:value-type="float">
            <text:p>0.355</text:p>
          </table:table-cell>
          <table:table-cell office:value-type="float" office:value="3.649" calcext:value-type="float">
            <text:p>3.649</text:p>
          </table:table-cell>
          <table:table-cell table:number-columns-repeated="9"/>
        </table:table-row>
        <table:table-row table:style-name="ro1">
          <table:table-cell office:value-type="float" office:value="47502585" calcext:value-type="float">
            <text:p>47502585</text:p>
          </table:table-cell>
          <table:table-cell office:value-type="float" office:value="48.2335242691" calcext:value-type="float">
            <text:p>48.2335242691</text:p>
          </table:table-cell>
          <table:table-cell office:value-type="float" office:value="355.0457497549" calcext:value-type="float">
            <text:p>355.0457497549</text:p>
          </table:table-cell>
          <table:table-cell office:value-type="float" office:value="42.276615217" calcext:value-type="float">
            <text:p>42.276615217</text:p>
          </table:table-cell>
          <table:table-cell office:value-type="float" office:value="8.243" calcext:value-type="float">
            <text:p>8.243</text:p>
          </table:table-cell>
          <table:table-cell office:value-type="float" office:value="2.716" calcext:value-type="float">
            <text:p>2.716</text:p>
          </table:table-cell>
          <table:table-cell office:value-type="float" office:value="1.488" calcext:value-type="float">
            <text:p>1.488</text:p>
          </table:table-cell>
          <table:table-cell table:number-columns-repeated="9"/>
        </table:table-row>
        <table:table-row table:style-name="ro1">
          <table:table-cell office:value-type="float" office:value="103497686" calcext:value-type="float">
            <text:p>103497686</text:p>
          </table:table-cell>
          <table:table-cell office:value-type="float" office:value="58.321731546" calcext:value-type="float">
            <text:p>58.321731546</text:p>
          </table:table-cell>
          <table:table-cell office:value-type="float" office:value="377.697183315" calcext:value-type="float">
            <text:p>377.697183315</text:p>
          </table:table-cell>
          <table:table-cell office:value-type="float" office:value="46.771736414" calcext:value-type="float">
            <text:p>46.771736414</text:p>
          </table:table-cell>
          <table:table-cell office:value-type="float" office:value="17.346" calcext:value-type="float">
            <text:p>17.346</text:p>
          </table:table-cell>
          <table:table-cell office:value-type="float" office:value="6.113" calcext:value-type="float">
            <text:p>6.113</text:p>
          </table:table-cell>
          <table:table-cell office:value-type="float" office:value="4.807" calcext:value-type="float">
            <text:p>4.807</text:p>
          </table:table-cell>
          <table:table-cell table:number-columns-repeated="9"/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48.587772817" calcext:value-type="float">
            <text:p>48.587772817</text:p>
          </table:table-cell>
          <table:table-cell office:value-type="float" office:value="371.3562012151" calcext:value-type="float">
            <text:p>371.3562012151</text:p>
          </table:table-cell>
          <table:table-cell office:value-type="float" office:value="36.3425610631" calcext:value-type="float">
            <text:p>36.3425610631</text:p>
          </table:table-cell>
          <table:table-cell office:value-type="float" office:value="0.643" calcext:value-type="float">
            <text:p>0.643</text:p>
          </table:table-cell>
          <table:table-cell office:value-type="float" office:value="0.041" calcext:value-type="float">
            <text:p>0.041</text:p>
          </table:table-cell>
          <table:table-cell office:value-type="float" office:value="0.459" calcext:value-type="float">
            <text:p>0.459</text:p>
          </table:table-cell>
          <table:table-cell table:number-columns-repeated="9"/>
        </table:table-row>
        <table:table-row table:style-name="ro1">
          <table:table-cell office:value-type="float" office:value="3409766" calcext:value-type="float">
            <text:p>3409766</text:p>
          </table:table-cell>
          <table:table-cell office:value-type="float" office:value="48.302400659" calcext:value-type="float">
            <text:p>48.302400659</text:p>
          </table:table-cell>
          <table:table-cell office:value-type="float" office:value="367.811060593" calcext:value-type="float">
            <text:p>367.811060593</text:p>
          </table:table-cell>
          <table:table-cell office:value-type="float" office:value="38.3533023171" calcext:value-type="float">
            <text:p>38.3533023171</text:p>
          </table:table-cell>
          <table:table-cell office:value-type="float" office:value="2.885" calcext:value-type="float">
            <text:p>2.885</text:p>
          </table:table-cell>
          <table:table-cell office:value-type="float" office:value="0.595" calcext:value-type="float">
            <text:p>0.595</text:p>
          </table:table-cell>
          <table:table-cell office:value-type="float" office:value="3.333" calcext:value-type="float">
            <text:p>3.333</text:p>
          </table:table-cell>
          <table:table-cell table:number-columns-repeated="9"/>
        </table:table-row>
        <table:table-row table:style-name="ro1">
          <table:table-cell office:value-type="float" office:value="43988324" calcext:value-type="float">
            <text:p>43988324</text:p>
          </table:table-cell>
          <table:table-cell office:value-type="float" office:value="67.5350734349" calcext:value-type="float">
            <text:p>67.5350734349</text:p>
          </table:table-cell>
          <table:table-cell office:value-type="float" office:value="374.366734104" calcext:value-type="float">
            <text:p>374.366734104</text:p>
          </table:table-cell>
          <table:table-cell office:value-type="float" office:value="53.5396566521" calcext:value-type="float">
            <text:p>53.5396566521</text:p>
          </table:table-cell>
          <table:table-cell office:value-type="float" office:value="8.816" calcext:value-type="float">
            <text:p>8.816</text:p>
          </table:table-cell>
          <table:table-cell office:value-type="float" office:value="2.947" calcext:value-type="float">
            <text:p>2.947</text:p>
          </table:table-cell>
          <table:table-cell office:value-type="float" office:value="3.826" calcext:value-type="float">
            <text:p>3.826</text:p>
          </table:table-cell>
          <table:table-cell table:number-columns-repeated="9"/>
        </table:table-row>
        <table:table-row table:style-name="ro1">
          <table:table-cell office:value-type="float" office:value="20861304" calcext:value-type="float">
            <text:p>20861304</text:p>
          </table:table-cell>
          <table:table-cell office:value-type="float" office:value="47.717964748" calcext:value-type="float">
            <text:p>47.717964748</text:p>
          </table:table-cell>
          <table:table-cell office:value-type="float" office:value="363.1249639501" calcext:value-type="float">
            <text:p>363.1249639501</text:p>
          </table:table-cell>
          <table:table-cell office:value-type="float" office:value="37.8121187981" calcext:value-type="float">
            <text:p>37.8121187981</text:p>
          </table:table-cell>
          <table:table-cell office:value-type="float" office:value="4.331" calcext:value-type="float">
            <text:p>4.331</text:p>
          </table:table-cell>
          <table:table-cell office:value-type="float" office:value="1.173" calcext:value-type="float">
            <text:p>1.173</text:p>
          </table:table-cell>
          <table:table-cell office:value-type="float" office:value="1.839" calcext:value-type="float">
            <text:p>1.839</text:p>
          </table:table-cell>
          <table:table-cell table:number-columns-repeated="9"/>
        </table:table-row>
        <table:table-row table:style-name="ro1">
          <table:table-cell office:value-type="float" office:value="9882636" calcext:value-type="float">
            <text:p>9882636</text:p>
          </table:table-cell>
          <table:table-cell office:value-type="float" office:value="47.304835691" calcext:value-type="float">
            <text:p>47.304835691</text:p>
          </table:table-cell>
          <table:table-cell office:value-type="float" office:value="360.148466377" calcext:value-type="float">
            <text:p>360.148466377</text:p>
          </table:table-cell>
          <table:table-cell office:value-type="float" office:value="38.171811735" calcext:value-type="float">
            <text:p>38.171811735</text:p>
          </table:table-cell>
          <table:table-cell office:value-type="float" office:value="5.734" calcext:value-type="float">
            <text:p>5.734</text:p>
          </table:table-cell>
          <table:table-cell office:value-type="float" office:value="1.902" calcext:value-type="float">
            <text:p>1.902</text:p>
          </table:table-cell>
          <table:table-cell office:value-type="float" office:value="5.425" calcext:value-type="float">
            <text:p>5.425</text:p>
          </table:table-cell>
          <table:table-cell table:number-columns-repeated="9"/>
        </table:table-row>
        <table:table-row table:style-name="ro1">
          <table:table-cell office:value-type="float" office:value="288233655" calcext:value-type="float">
            <text:p>288233655</text:p>
          </table:table-cell>
          <table:table-cell office:value-type="float" office:value="53.809976233" calcext:value-type="float">
            <text:p>53.809976233</text:p>
          </table:table-cell>
          <table:table-cell office:value-type="float" office:value="369.63531742" calcext:value-type="float">
            <text:p>369.63531742</text:p>
          </table:table-cell>
          <table:table-cell office:value-type="float" office:value="43.561400476" calcext:value-type="float">
            <text:p>43.561400476</text:p>
          </table:table-cell>
          <table:table-cell office:value-type="float" office:value="32.009" calcext:value-type="float">
            <text:p>32.009</text:p>
          </table:table-cell>
          <table:table-cell office:value-type="float" office:value="11.685" calcext:value-type="float">
            <text:p>11.685</text:p>
          </table:table-cell>
          <table:table-cell office:value-type="float" office:value="1.326" calcext:value-type="float">
            <text:p>1.326</text:p>
          </table:table-cell>
          <table:table-cell table:number-columns-repeated="9"/>
        </table:table-row>
        <table:table-row table:style-name="ro1">
          <table:table-cell office:value-type="float" office:value="323768721" calcext:value-type="float">
            <text:p>323768721</text:p>
          </table:table-cell>
          <table:table-cell office:value-type="float" office:value="90.5587362662" calcext:value-type="float">
            <text:p>90.5587362662</text:p>
          </table:table-cell>
          <table:table-cell office:value-type="float" office:value="402.1986520351" calcext:value-type="float">
            <text:p>402.1986520351</text:p>
          </table:table-cell>
          <table:table-cell office:value-type="float" office:value="63.987782782" calcext:value-type="float">
            <text:p>63.987782782</text:p>
          </table:table-cell>
          <table:table-cell office:value-type="float" office:value="63.141" calcext:value-type="float">
            <text:p>63.141</text:p>
          </table:table-cell>
          <table:table-cell office:value-type="float" office:value="17.438" calcext:value-type="float">
            <text:p>17.438</text:p>
          </table:table-cell>
          <table:table-cell office:value-type="float" office:value="1.342" calcext:value-type="float">
            <text:p>1.342</text:p>
          </table:table-cell>
          <table:table-cell table:number-columns-repeated="9"/>
        </table:table-row>
        <table:table-row table:style-name="ro1">
          <table:table-cell office:value-type="float" office:value="3117995" calcext:value-type="float">
            <text:p>3117995</text:p>
          </table:table-cell>
          <table:table-cell office:value-type="float" office:value="46.323257906" calcext:value-type="float">
            <text:p>46.323257906</text:p>
          </table:table-cell>
          <table:table-cell office:value-type="float" office:value="358.28969997" calcext:value-type="float">
            <text:p>358.28969997</text:p>
          </table:table-cell>
          <table:table-cell office:value-type="float" office:value="36.939829808" calcext:value-type="float">
            <text:p>36.939829808</text:p>
          </table:table-cell>
          <table:table-cell office:value-type="float" office:value="2.902" calcext:value-type="float">
            <text:p>2.902</text:p>
          </table:table-cell>
          <table:table-cell office:value-type="float" office:value="0.585" calcext:value-type="float">
            <text:p>0.585</text:p>
          </table:table-cell>
          <table:table-cell office:value-type="float" office:value="3.335" calcext:value-type="float">
            <text:p>3.335</text:p>
          </table:table-cell>
          <table:table-cell table:number-columns-repeated="9"/>
        </table:table-row>
        <table:table-row table:style-name="ro1">
          <table:table-cell office:value-type="float" office:value="1047483" calcext:value-type="float">
            <text:p>1047483</text:p>
          </table:table-cell>
          <table:table-cell office:value-type="float" office:value="46.706286545" calcext:value-type="float">
            <text:p>46.706286545</text:p>
          </table:table-cell>
          <table:table-cell office:value-type="float" office:value="361.9866241399" calcext:value-type="float">
            <text:p>361.9866241399</text:p>
          </table:table-cell>
          <table:table-cell office:value-type="float" office:value="36.578008733" calcext:value-type="float">
            <text:p>36.578008733</text:p>
          </table:table-cell>
          <table:table-cell office:value-type="float" office:value="2.18" calcext:value-type="float">
            <text:p>2.18</text:p>
          </table:table-cell>
          <table:table-cell office:value-type="float" office:value="0.374" calcext:value-type="float">
            <text:p>0.374</text:p>
          </table:table-cell>
          <table:table-cell office:value-type="float" office:value="2.602" calcext:value-type="float">
            <text:p>2.602</text:p>
          </table:table-cell>
          <table:table-cell table:number-columns-repeated="9"/>
        </table:table-row>
        <table:table-row table:style-name="ro1">
          <table:table-cell office:value-type="float" office:value="46732096" calcext:value-type="float">
            <text:p>46732096</text:p>
          </table:table-cell>
          <table:table-cell office:value-type="float" office:value="47.2263049691" calcext:value-type="float">
            <text:p>47.2263049691</text:p>
          </table:table-cell>
          <table:table-cell office:value-type="float" office:value="357.319048069" calcext:value-type="float">
            <text:p>357.319048069</text:p>
          </table:table-cell>
          <table:table-cell office:value-type="float" office:value="39.256482274" calcext:value-type="float">
            <text:p>39.256482274</text:p>
          </table:table-cell>
          <table:table-cell office:value-type="float" office:value="7.677" calcext:value-type="float">
            <text:p>7.677</text:p>
          </table:table-cell>
          <table:table-cell office:value-type="float" office:value="2.536" calcext:value-type="float">
            <text:p>2.536</text:p>
          </table:table-cell>
          <table:table-cell office:value-type="float" office:value="1.611" calcext:value-type="float">
            <text:p>1.611</text:p>
          </table:table-cell>
          <table:table-cell table:number-columns-repeated="9"/>
        </table:table-row>
        <table:table-row table:style-name="ro1">
          <table:table-cell office:value-type="float" office:value="153912" calcext:value-type="float">
            <text:p>153912</text:p>
          </table:table-cell>
          <table:table-cell office:value-type="float" office:value="46.2710240439" calcext:value-type="float">
            <text:p>46.2710240439</text:p>
          </table:table-cell>
          <table:table-cell office:value-type="float" office:value="359.5637607451" calcext:value-type="float">
            <text:p>359.5637607451</text:p>
          </table:table-cell>
          <table:table-cell office:value-type="float" office:value="35.6172705971" calcext:value-type="float">
            <text:p>35.6172705971</text:p>
          </table:table-cell>
          <table:table-cell office:value-type="float" office:value="1.063" calcext:value-type="float">
            <text:p>1.063</text:p>
          </table:table-cell>
          <table:table-cell office:value-type="float" office:value="0.111" calcext:value-type="float">
            <text:p>0.111</text:p>
          </table:table-cell>
          <table:table-cell office:value-type="float" office:value="0.951" calcext:value-type="float">
            <text:p>0.951</text:p>
          </table:table-cell>
          <table:table-cell table:number-columns-repeated="9"/>
        </table:table-row>
        <table:table-row table:style-name="ro1">
          <table:table-cell office:value-type="float" office:value="1362856197" calcext:value-type="float">
            <text:p>1362856197</text:p>
          </table:table-cell>
          <table:table-cell office:value-type="float" office:value="99.8145417541" calcext:value-type="float">
            <text:p>99.8145417541</text:p>
          </table:table-cell>
          <table:table-cell office:value-type="float" office:value="420.2518396229" calcext:value-type="float">
            <text:p>420.2518396229</text:p>
          </table:table-cell>
          <table:table-cell office:value-type="float" office:value="67.2663509689" calcext:value-type="float">
            <text:p>67.2663509689</text:p>
          </table:table-cell>
          <table:table-cell office:value-type="float" office:value="387.469" calcext:value-type="float">
            <text:p>387.469</text:p>
          </table:table-cell>
          <table:table-cell office:value-type="float" office:value="55.187" calcext:value-type="float">
            <text:p>55.187</text:p>
          </table:table-cell>
          <table:table-cell office:value-type="float" office:value="1.227" calcext:value-type="float">
            <text:p>1.227</text:p>
          </table:table-cell>
          <table:table-cell table:number-columns-repeated="9"/>
        </table:table-row>
        <table:table-row table:style-name="ro1">
          <table:table-cell office:value-type="float" office:value="310387315" calcext:value-type="float">
            <text:p>310387315</text:p>
          </table:table-cell>
          <table:table-cell office:value-type="float" office:value="70.771381521" calcext:value-type="float">
            <text:p>70.771381521</text:p>
          </table:table-cell>
          <table:table-cell office:value-type="float" office:value="380.180673512" calcext:value-type="float">
            <text:p>380.180673512</text:p>
          </table:table-cell>
          <table:table-cell office:value-type="float" office:value="54.037483719" calcext:value-type="float">
            <text:p>54.037483719</text:p>
          </table:table-cell>
          <table:table-cell office:value-type="float" office:value="35.224" calcext:value-type="float">
            <text:p>35.224</text:p>
          </table:table-cell>
          <table:table-cell office:value-type="float" office:value="13.046" calcext:value-type="float">
            <text:p>13.046</text:p>
          </table:table-cell>
          <table:table-cell office:value-type="float" office:value="1.365" calcext:value-type="float">
            <text:p>1.365</text:p>
          </table:table-cell>
          <table:table-cell table:number-columns-repeated="9"/>
        </table:table-row>
        <table:table-row table:style-name="ro1">
          <table:table-cell office:value-type="float" office:value="4316312" calcext:value-type="float">
            <text:p>4316312</text:p>
          </table:table-cell>
          <table:table-cell office:value-type="float" office:value="46.968887049" calcext:value-type="float">
            <text:p>46.968887049</text:p>
          </table:table-cell>
          <table:table-cell office:value-type="float" office:value="362.214382343" calcext:value-type="float">
            <text:p>362.214382343</text:p>
          </table:table-cell>
          <table:table-cell office:value-type="float" office:value="36.805709497" calcext:value-type="float">
            <text:p>36.805709497</text:p>
          </table:table-cell>
          <table:table-cell office:value-type="float" office:value="3.08" calcext:value-type="float">
            <text:p>3.08</text:p>
          </table:table-cell>
          <table:table-cell office:value-type="float" office:value="0.678" calcext:value-type="float">
            <text:p>0.678</text:p>
          </table:table-cell>
          <table:table-cell office:value-type="float" office:value="3.427" calcext:value-type="float">
            <text:p>3.427</text:p>
          </table:table-cell>
          <table:table-cell table:number-columns-repeated="9"/>
        </table:table-row>
        <table:table-row table:style-name="ro1">
          <table:table-cell office:value-type="float" office:value="752857165" calcext:value-type="float">
            <text:p>752857165</text:p>
          </table:table-cell>
          <table:table-cell office:value-type="float" office:value="69.4415202801" calcext:value-type="float">
            <text:p>69.4415202801</text:p>
          </table:table-cell>
          <table:table-cell office:value-type="float" office:value="380.738476389" calcext:value-type="float">
            <text:p>380.738476389</text:p>
          </table:table-cell>
          <table:table-cell office:value-type="float" office:value="52.021667747" calcext:value-type="float">
            <text:p>52.021667747</text:p>
          </table:table-cell>
          <table:table-cell office:value-type="float" office:value="201.241" calcext:value-type="float">
            <text:p>201.241</text:p>
          </table:table-cell>
          <table:table-cell office:value-type="float" office:value="33.535" calcext:value-type="float">
            <text:p>33.535</text:p>
          </table:table-cell>
          <table:table-cell office:value-type="float" office:value="0.781" calcext:value-type="float">
            <text:p>0.781</text:p>
          </table:table-cell>
          <table:table-cell table:number-columns-repeated="9"/>
        </table:table-row>
        <table:table-row table:style-name="ro1">
          <table:table-cell office:value-type="float" office:value="6597143" calcext:value-type="float">
            <text:p>6597143</text:p>
          </table:table-cell>
          <table:table-cell office:value-type="float" office:value="46.925591726" calcext:value-type="float">
            <text:p>46.925591726</text:p>
          </table:table-cell>
          <table:table-cell office:value-type="float" office:value="362.82470369" calcext:value-type="float">
            <text:p>362.82470369</text:p>
          </table:table-cell>
          <table:table-cell office:value-type="float" office:value="36.768584068" calcext:value-type="float">
            <text:p>36.768584068</text:p>
          </table:table-cell>
          <table:table-cell office:value-type="float" office:value="3.254" calcext:value-type="float">
            <text:p>3.254</text:p>
          </table:table-cell>
          <table:table-cell office:value-type="float" office:value="0.759" calcext:value-type="float">
            <text:p>0.759</text:p>
          </table:table-cell>
          <table:table-cell office:value-type="float" office:value="2.604" calcext:value-type="float">
            <text:p>2.604</text:p>
          </table:table-cell>
          <table:table-cell table:number-columns-repeated="9"/>
        </table:table-row>
        <table:table-row table:style-name="ro1">
          <table:table-cell office:value-type="float" office:value="34611588" calcext:value-type="float">
            <text:p>34611588</text:p>
          </table:table-cell>
          <table:table-cell office:value-type="float" office:value="52.61844328" calcext:value-type="float">
            <text:p>52.61844328</text:p>
          </table:table-cell>
          <table:table-cell office:value-type="float" office:value="360.004149563" calcext:value-type="float">
            <text:p>360.004149563</text:p>
          </table:table-cell>
          <table:table-cell office:value-type="float" office:value="43.112075436" calcext:value-type="float">
            <text:p>43.112075436</text:p>
          </table:table-cell>
          <table:table-cell office:value-type="float" office:value="8.205" calcext:value-type="float">
            <text:p>8.205</text:p>
          </table:table-cell>
          <table:table-cell office:value-type="float" office:value="2.651" calcext:value-type="float">
            <text:p>2.651</text:p>
          </table:table-cell>
          <table:table-cell office:value-type="float" office:value="3.691" calcext:value-type="float">
            <text:p>3.691</text:p>
          </table:table-cell>
          <table:table-cell table:number-columns-repeated="9"/>
        </table:table-row>
        <table:table-row table:style-name="ro1">
          <table:table-cell office:value-type="float" office:value="2752276" calcext:value-type="float">
            <text:p>2752276</text:p>
          </table:table-cell>
          <table:table-cell office:value-type="float" office:value="45.3681771561" calcext:value-type="float">
            <text:p>45.3681771561</text:p>
          </table:table-cell>
          <table:table-cell office:value-type="float" office:value="351.414789327" calcext:value-type="float">
            <text:p>351.414789327</text:p>
          </table:table-cell>
          <table:table-cell office:value-type="float" office:value="37.295333403" calcext:value-type="float">
            <text:p>37.295333403</text:p>
          </table:table-cell>
          <table:table-cell office:value-type="float" office:value="5.449" calcext:value-type="float">
            <text:p>5.449</text:p>
          </table:table-cell>
          <table:table-cell office:value-type="float" office:value="1.702" calcext:value-type="float">
            <text:p>1.702</text:p>
          </table:table-cell>
          <table:table-cell office:value-type="float" office:value="9.787" calcext:value-type="float">
            <text:p>9.787</text:p>
          </table:table-cell>
          <table:table-cell table:number-columns-repeated="9"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46.985220405" calcext:value-type="float">
            <text:p>46.985220405</text:p>
          </table:table-cell>
          <table:table-cell office:value-type="float" office:value="364.491999632" calcext:value-type="float">
            <text:p>364.491999632</text:p>
          </table:table-cell>
          <table:table-cell office:value-type="float" office:value="34.930026833" calcext:value-type="float">
            <text:p>34.9300268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042" calcext:value-type="float">
            <text:p>0.042</text:p>
          </table:table-cell>
          <table:table-cell office:value-type="float" office:value="0.528" calcext:value-type="float">
            <text:p>0.528</text:p>
          </table:table-cell>
          <table:table-cell table:number-columns-repeated="9"/>
        </table:table-row>
        <table:table-row table:style-name="ro1">
          <table:table-cell office:value-type="float" office:value="534708839" calcext:value-type="float">
            <text:p>534708839</text:p>
          </table:table-cell>
          <table:table-cell office:value-type="float" office:value="88.5266954939" calcext:value-type="float">
            <text:p>88.5266954939</text:p>
          </table:table-cell>
          <table:table-cell office:value-type="float" office:value="402.6350497799" calcext:value-type="float">
            <text:p>402.6350497799</text:p>
          </table:table-cell>
          <table:table-cell office:value-type="float" office:value="62.5405008562" calcext:value-type="float">
            <text:p>62.5405008562</text:p>
          </table:table-cell>
          <table:table-cell office:value-type="float" office:value="93.565" calcext:value-type="float">
            <text:p>93.565</text:p>
          </table:table-cell>
          <table:table-cell office:value-type="float" office:value="22.184" calcext:value-type="float">
            <text:p>22.184</text:p>
          </table:table-cell>
          <table:table-cell office:value-type="float" office:value="1.58" calcext:value-type="float">
            <text:p>1.58</text:p>
          </table:table-cell>
          <table:table-cell table:number-columns-repeated="9"/>
        </table:table-row>
        <table:table-row table:style-name="ro1">
          <table:table-cell office:value-type="float" office:value="50273083" calcext:value-type="float">
            <text:p>50273083</text:p>
          </table:table-cell>
          <table:table-cell office:value-type="float" office:value="50.276662705" calcext:value-type="float">
            <text:p>50.276662705</text:p>
          </table:table-cell>
          <table:table-cell office:value-type="float" office:value="364.7664974371" calcext:value-type="float">
            <text:p>364.7664974371</text:p>
          </table:table-cell>
          <table:table-cell office:value-type="float" office:value="40.8059179139" calcext:value-type="float">
            <text:p>40.8059179139</text:p>
          </table:table-cell>
          <table:table-cell office:value-type="float" office:value="9.999" calcext:value-type="float">
            <text:p>9.999</text:p>
          </table:table-cell>
          <table:table-cell office:value-type="float" office:value="3.263" calcext:value-type="float">
            <text:p>3.263</text:p>
          </table:table-cell>
          <table:table-cell office:value-type="float" office:value="2.439" calcext:value-type="float">
            <text:p>2.439</text:p>
          </table:table-cell>
          <table:table-cell table:number-columns-repeated="9"/>
        </table:table-row>
        <table:table-row table:style-name="ro1">
          <table:table-cell office:value-type="float" office:value="9728950" calcext:value-type="float">
            <text:p>9728950</text:p>
          </table:table-cell>
          <table:table-cell office:value-type="float" office:value="48.726432746" calcext:value-type="float">
            <text:p>48.726432746</text:p>
          </table:table-cell>
          <table:table-cell office:value-type="float" office:value="361.64924893" calcext:value-type="float">
            <text:p>361.64924893</text:p>
          </table:table-cell>
          <table:table-cell office:value-type="float" office:value="40.1500658341" calcext:value-type="float">
            <text:p>40.1500658341</text:p>
          </table:table-cell>
          <table:table-cell office:value-type="float" office:value="5.354" calcext:value-type="float">
            <text:p>5.354</text:p>
          </table:table-cell>
          <table:table-cell office:value-type="float" office:value="1.615" calcext:value-type="float">
            <text:p>1.615</text:p>
          </table:table-cell>
          <table:table-cell office:value-type="float" office:value="4.489" calcext:value-type="float">
            <text:p>4.489</text:p>
          </table:table-cell>
          <table:table-cell table:number-columns-repeated="9"/>
        </table:table-row>
        <table:table-row table:style-name="ro1">
          <table:table-cell office:value-type="float" office:value="6186744" calcext:value-type="float">
            <text:p>6186744</text:p>
          </table:table-cell>
          <table:table-cell office:value-type="float" office:value="48.174118779" calcext:value-type="float">
            <text:p>48.174118779</text:p>
          </table:table-cell>
          <table:table-cell office:value-type="float" office:value="360.3059500621" calcext:value-type="float">
            <text:p>360.3059500621</text:p>
          </table:table-cell>
          <table:table-cell office:value-type="float" office:value="38.8702196311" calcext:value-type="float">
            <text:p>38.8702196311</text:p>
          </table:table-cell>
          <table:table-cell office:value-type="float" office:value="4.104" calcext:value-type="float">
            <text:p>4.104</text:p>
          </table:table-cell>
          <table:table-cell office:value-type="float" office:value="1.051" calcext:value-type="float">
            <text:p>1.051</text:p>
          </table:table-cell>
          <table:table-cell office:value-type="float" office:value="5.546" calcext:value-type="float">
            <text:p>5.546</text:p>
          </table:table-cell>
          <table:table-cell table:number-columns-repeated="9"/>
        </table:table-row>
        <table:table-row table:style-name="ro1">
          <table:table-cell office:value-type="float" office:value="38233250" calcext:value-type="float">
            <text:p>38233250</text:p>
          </table:table-cell>
          <table:table-cell office:value-type="float" office:value="47.4939884708" calcext:value-type="float">
            <text:p>47.4939884708</text:p>
          </table:table-cell>
          <table:table-cell office:value-type="float" office:value="361.3969869389" calcext:value-type="float">
            <text:p>361.3969869389</text:p>
          </table:table-cell>
          <table:table-cell office:value-type="float" office:value="38.301193148" calcext:value-type="float">
            <text:p>38.301193148</text:p>
          </table:table-cell>
          <table:table-cell office:value-type="float" office:value="7.673" calcext:value-type="float">
            <text:p>7.673</text:p>
          </table:table-cell>
          <table:table-cell office:value-type="float" office:value="2.697" calcext:value-type="float">
            <text:p>2.697</text:p>
          </table:table-cell>
          <table:table-cell office:value-type="float" office:value="3.754" calcext:value-type="float">
            <text:p>3.754</text:p>
          </table:table-cell>
          <table:table-cell table:number-columns-repeated="9"/>
        </table:table-row>
        <table:table-row table:style-name="ro1">
          <table:table-cell office:value-type="float" office:value="19541561" calcext:value-type="float">
            <text:p>19541561</text:p>
          </table:table-cell>
          <table:table-cell office:value-type="float" office:value="48.885465996" calcext:value-type="float">
            <text:p>48.885465996</text:p>
          </table:table-cell>
          <table:table-cell office:value-type="float" office:value="363.2426335642" calcext:value-type="float">
            <text:p>363.2426335642</text:p>
          </table:table-cell>
          <table:table-cell office:value-type="float" office:value="39.306535109" calcext:value-type="float">
            <text:p>39.306535109</text:p>
          </table:table-cell>
          <table:table-cell office:value-type="float" office:value="5.463" calcext:value-type="float">
            <text:p>5.463</text:p>
          </table:table-cell>
          <table:table-cell office:value-type="float" office:value="1.649" calcext:value-type="float">
            <text:p>1.649</text:p>
          </table:table-cell>
          <table:table-cell office:value-type="float" office:value="2.646" calcext:value-type="float">
            <text:p>2.646</text:p>
          </table:table-cell>
          <table:table-cell table:number-columns-repeated="9"/>
        </table:table-row>
        <table:table-row table:style-name="ro1">
          <table:table-cell office:value-type="float" office:value="68117911" calcext:value-type="float">
            <text:p>68117911</text:p>
          </table:table-cell>
          <table:table-cell office:value-type="float" office:value="51.4053902548" calcext:value-type="float">
            <text:p>51.4053902548</text:p>
          </table:table-cell>
          <table:table-cell office:value-type="float" office:value="361.8777089951" calcext:value-type="float">
            <text:p>361.8777089951</text:p>
          </table:table-cell>
          <table:table-cell office:value-type="float" office:value="42.2482378619" calcext:value-type="float">
            <text:p>42.2482378619</text:p>
          </table:table-cell>
          <table:table-cell office:value-type="float" office:value="11.066" calcext:value-type="float">
            <text:p>11.066</text:p>
          </table:table-cell>
          <table:table-cell office:value-type="float" office:value="3.815" calcext:value-type="float">
            <text:p>3.815</text:p>
          </table:table-cell>
          <table:table-cell office:value-type="float" office:value="6.781" calcext:value-type="float">
            <text:p>6.781</text:p>
          </table:table-cell>
          <table:table-cell table:number-columns-repeated="9"/>
        </table:table-row>
        <table:table-row table:style-name="ro1">
          <table:table-cell office:value-type="float" office:value="660962" calcext:value-type="float">
            <text:p>660962</text:p>
          </table:table-cell>
          <table:table-cell office:value-type="float" office:value="46.965194818" calcext:value-type="float">
            <text:p>46.965194818</text:p>
          </table:table-cell>
          <table:table-cell office:value-type="float" office:value="364.7670257251" calcext:value-type="float">
            <text:p>364.7670257251</text:p>
          </table:table-cell>
          <table:table-cell office:value-type="float" office:value="35.653641415" calcext:value-type="float">
            <text:p>35.653641415</text:p>
          </table:table-cell>
          <table:table-cell office:value-type="float" office:value="1.432" calcext:value-type="float">
            <text:p>1.432</text:p>
          </table:table-cell>
          <table:table-cell office:value-type="float" office:value="0.162" calcext:value-type="float">
            <text:p>0.162</text:p>
          </table:table-cell>
          <table:table-cell office:value-type="float" office:value="1.189" calcext:value-type="float">
            <text:p>1.189</text:p>
          </table:table-cell>
          <table:table-cell table:number-columns-repeated="9"/>
        </table:table-row>
        <table:table-row table:style-name="ro1">
          <table:table-cell office:value-type="float" office:value="1154840" calcext:value-type="float">
            <text:p>1154840</text:p>
          </table:table-cell>
          <table:table-cell office:value-type="float" office:value="46.638682875" calcext:value-type="float">
            <text:p>46.638682875</text:p>
          </table:table-cell>
          <table:table-cell office:value-type="float" office:value="362.781304567" calcext:value-type="float">
            <text:p>362.781304567</text:p>
          </table:table-cell>
          <table:table-cell office:value-type="float" office:value="36.5223362439" calcext:value-type="float">
            <text:p>36.5223362439</text:p>
          </table:table-cell>
          <table:table-cell office:value-type="float" office:value="2.323" calcext:value-type="float">
            <text:p>2.323</text:p>
          </table:table-cell>
          <table:table-cell office:value-type="float" office:value="0.38" calcext:value-type="float">
            <text:p>0.38</text:p>
          </table:table-cell>
          <table:table-cell office:value-type="float" office:value="3.098" calcext:value-type="float">
            <text:p>3.098</text:p>
          </table:table-cell>
          <table:table-cell table:number-columns-repeated="9"/>
        </table:table-row>
        <table:table-row table:style-name="ro1">
          <table:table-cell office:value-type="float" office:value="122924642" calcext:value-type="float">
            <text:p>122924642</text:p>
          </table:table-cell>
          <table:table-cell office:value-type="float" office:value="50.3978593999" calcext:value-type="float">
            <text:p>50.3978593999</text:p>
          </table:table-cell>
          <table:table-cell office:value-type="float" office:value="365.4942308108" calcext:value-type="float">
            <text:p>365.4942308108</text:p>
          </table:table-cell>
          <table:table-cell office:value-type="float" office:value="40.8089968641" calcext:value-type="float">
            <text:p>40.8089968641</text:p>
          </table:table-cell>
          <table:table-cell office:value-type="float" office:value="15.766" calcext:value-type="float">
            <text:p>15.766</text:p>
          </table:table-cell>
          <table:table-cell office:value-type="float" office:value="5.394" calcext:value-type="float">
            <text:p>5.394</text:p>
          </table:table-cell>
          <table:table-cell office:value-type="float" office:value="1.555" calcext:value-type="float">
            <text:p>1.555</text:p>
          </table:table-cell>
          <table:table-cell table:number-columns-repeated="9"/>
        </table:table-row>
        <table:table-row table:style-name="ro1">
          <table:table-cell office:value-type="float" office:value="550049890" calcext:value-type="float">
            <text:p>550049890</text:p>
          </table:table-cell>
          <table:table-cell office:value-type="float" office:value="60.3234974772" calcext:value-type="float">
            <text:p>60.3234974772</text:p>
          </table:table-cell>
          <table:table-cell office:value-type="float" office:value="373.309259374" calcext:value-type="float">
            <text:p>373.309259374</text:p>
          </table:table-cell>
          <table:table-cell office:value-type="float" office:value="47.5334940109" calcext:value-type="float">
            <text:p>47.5334940109</text:p>
          </table:table-cell>
          <table:table-cell office:value-type="float" office:value="103.156" calcext:value-type="float">
            <text:p>103.156</text:p>
          </table:table-cell>
          <table:table-cell office:value-type="float" office:value="23.169" calcext:value-type="float">
            <text:p>23.169</text:p>
          </table:table-cell>
          <table:table-cell office:value-type="float" office:value="1.359" calcext:value-type="float">
            <text:p>1.359</text:p>
          </table:table-cell>
          <table:table-cell table:number-columns-repeated="9"/>
        </table:table-row>
        <table:table-row table:style-name="ro1">
          <table:table-cell office:value-type="float" office:value="1210382456" calcext:value-type="float">
            <text:p>1210382456</text:p>
          </table:table-cell>
          <table:table-cell office:value-type="float" office:value="78.5698775009" calcext:value-type="float">
            <text:p>78.5698775009</text:p>
          </table:table-cell>
          <table:table-cell office:value-type="float" office:value="392.3293704101" calcext:value-type="float">
            <text:p>392.3293704101</text:p>
          </table:table-cell>
          <table:table-cell office:value-type="float" office:value="56.9788063599" calcext:value-type="float">
            <text:p>56.9788063599</text:p>
          </table:table-cell>
          <table:table-cell office:value-type="float" office:value="309.459" calcext:value-type="float">
            <text:p>309.459</text:p>
          </table:table-cell>
          <table:table-cell office:value-type="float" office:value="51.526" calcext:value-type="float">
            <text:p>51.526</text:p>
          </table:table-cell>
          <table:table-cell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 office:value-type="float" office:value="7597649" calcext:value-type="float">
            <text:p>7597649</text:p>
          </table:table-cell>
          <table:table-cell office:value-type="float" office:value="47.1731522399" calcext:value-type="float">
            <text:p>47.1731522399</text:p>
          </table:table-cell>
          <table:table-cell office:value-type="float" office:value="354.895644635" calcext:value-type="float">
            <text:p>354.895644635</text:p>
          </table:table-cell>
          <table:table-cell office:value-type="float" office:value="38.757600957" calcext:value-type="float">
            <text:p>38.757600957</text:p>
          </table:table-cell>
          <table:table-cell office:value-type="float" office:value="3.624" calcext:value-type="float">
            <text:p>3.624</text:p>
          </table:table-cell>
          <table:table-cell office:value-type="float" office:value="0.936" calcext:value-type="float">
            <text:p>0.936</text:p>
          </table:table-cell>
          <table:table-cell office:value-type="float" office:value="3.359" calcext:value-type="float">
            <text:p>3.359</text:p>
          </table:table-cell>
          <table:table-cell table:number-columns-repeated="9"/>
        </table:table-row>
        <table:table-row table:style-name="ro1">
          <table:table-cell office:value-type="float" office:value="138133968" calcext:value-type="float">
            <text:p>138133968</text:p>
          </table:table-cell>
          <table:table-cell office:value-type="float" office:value="62.0103108941" calcext:value-type="float">
            <text:p>62.0103108941</text:p>
          </table:table-cell>
          <table:table-cell office:value-type="float" office:value="374.5490158219" calcext:value-type="float">
            <text:p>374.5490158219</text:p>
          </table:table-cell>
          <table:table-cell office:value-type="float" office:value="48.328653583" calcext:value-type="float">
            <text:p>48.328653583</text:p>
          </table:table-cell>
          <table:table-cell office:value-type="float" office:value="22.136" calcext:value-type="float">
            <text:p>22.136</text:p>
          </table:table-cell>
          <table:table-cell office:value-type="float" office:value="7.279" calcext:value-type="float">
            <text:p>7.279</text:p>
          </table:table-cell>
          <table:table-cell office:value-type="float" office:value="3.994" calcext:value-type="float">
            <text:p>3.994</text:p>
          </table:table-cell>
          <table:table-cell table:number-columns-repeated="9"/>
        </table:table-row>
        <table:table-row table:style-name="ro1">
          <table:table-cell office:value-type="float" office:value="12251013" calcext:value-type="float">
            <text:p>12251013</text:p>
          </table:table-cell>
          <table:table-cell office:value-type="float" office:value="47.460376278" calcext:value-type="float">
            <text:p>47.460376278</text:p>
          </table:table-cell>
          <table:table-cell office:value-type="float" office:value="363.6898690451" calcext:value-type="float">
            <text:p>363.6898690451</text:p>
          </table:table-cell>
          <table:table-cell office:value-type="float" office:value="37.3392085562" calcext:value-type="float">
            <text:p>37.3392085562</text:p>
          </table:table-cell>
          <table:table-cell office:value-type="float" office:value="3.892" calcext:value-type="float">
            <text:p>3.892</text:p>
          </table:table-cell>
          <table:table-cell office:value-type="float" office:value="1.026" calcext:value-type="float">
            <text:p>1.026</text:p>
          </table:table-cell>
          <table:table-cell office:value-type="float" office:value="2.277" calcext:value-type="float">
            <text:p>2.277</text:p>
          </table:table-cell>
          <table:table-cell table:number-columns-repeated="9"/>
        </table:table-row>
        <table:table-row table:style-name="ro1">
          <table:table-cell office:value-type="float" office:value="1818870" calcext:value-type="float">
            <text:p>1818870</text:p>
          </table:table-cell>
          <table:table-cell office:value-type="float" office:value="46.757313882" calcext:value-type="float">
            <text:p>46.757313882</text:p>
          </table:table-cell>
          <table:table-cell office:value-type="float" office:value="362.6973294659" calcext:value-type="float">
            <text:p>362.6973294659</text:p>
          </table:table-cell>
          <table:table-cell office:value-type="float" office:value="36.392467225" calcext:value-type="float">
            <text:p>36.392467225</text:p>
          </table:table-cell>
          <table:table-cell office:value-type="float" office:value="2.019" calcext:value-type="float">
            <text:p>2.019</text:p>
          </table:table-cell>
          <table:table-cell office:value-type="float" office:value="0.288" calcext:value-type="float">
            <text:p>0.288</text:p>
          </table:table-cell>
          <table:table-cell office:value-type="float" office:value="1.977" calcext:value-type="float">
            <text:p>1.977</text:p>
          </table:table-cell>
          <table:table-cell table:number-columns-repeated="9"/>
        </table:table-row>
        <table:table-row table:style-name="ro1">
          <table:table-cell office:value-type="float" office:value="826210173" calcext:value-type="float">
            <text:p>826210173</text:p>
          </table:table-cell>
          <table:table-cell office:value-type="float" office:value="67.0646891842" calcext:value-type="float">
            <text:p>67.0646891842</text:p>
          </table:table-cell>
          <table:table-cell office:value-type="float" office:value="376.158627355" calcext:value-type="float">
            <text:p>376.158627355</text:p>
          </table:table-cell>
          <table:table-cell office:value-type="float" office:value="50.769143035" calcext:value-type="float">
            <text:p>50.769143035</text:p>
          </table:table-cell>
          <table:table-cell office:value-type="float" office:value="182.011" calcext:value-type="float">
            <text:p>182.011</text:p>
          </table:table-cell>
          <table:table-cell office:value-type="float" office:value="35.89" calcext:value-type="float">
            <text:p>35.89</text:p>
          </table:table-cell>
          <table:table-cell office:value-type="float" office:value="1.071" calcext:value-type="float">
            <text:p>1.071</text:p>
          </table:table-cell>
          <table:table-cell table:number-columns-repeated="9"/>
        </table:table-row>
        <table:table-row table:style-name="ro1">
          <table:table-cell office:value-type="float" office:value="12116393" calcext:value-type="float">
            <text:p>12116393</text:p>
          </table:table-cell>
          <table:table-cell office:value-type="float" office:value="46.933481127" calcext:value-type="float">
            <text:p>46.933481127</text:p>
          </table:table-cell>
          <table:table-cell office:value-type="float" office:value="347.8106361711" calcext:value-type="float">
            <text:p>347.8106361711</text:p>
          </table:table-cell>
          <table:table-cell office:value-type="float" office:value="39.571734268" calcext:value-type="float">
            <text:p>39.571734268</text:p>
          </table:table-cell>
          <table:table-cell office:value-type="float" office:value="4.864" calcext:value-type="float">
            <text:p>4.864</text:p>
          </table:table-cell>
          <table:table-cell office:value-type="float" office:value="1.514" calcext:value-type="float">
            <text:p>1.514</text:p>
          </table:table-cell>
          <table:table-cell office:value-type="float" office:value="4.416" calcext:value-type="float">
            <text:p>4.416</text:p>
          </table:table-cell>
          <table:table-cell table:number-columns-repeated="9"/>
        </table:table-row>
        <table:table-row table:style-name="ro1">
          <table:table-cell office:value-type="float" office:value="19076257" calcext:value-type="float">
            <text:p>19076257</text:p>
          </table:table-cell>
          <table:table-cell office:value-type="float" office:value="49.8714760073" calcext:value-type="float">
            <text:p>49.8714760073</text:p>
          </table:table-cell>
          <table:table-cell office:value-type="float" office:value="351.6286177651" calcext:value-type="float">
            <text:p>351.6286177651</text:p>
          </table:table-cell>
          <table:table-cell office:value-type="float" office:value="42.083876102" calcext:value-type="float">
            <text:p>42.083876102</text:p>
          </table:table-cell>
          <table:table-cell office:value-type="float" office:value="5.5" calcext:value-type="float">
            <text:p>5.5</text:p>
          </table:table-cell>
          <table:table-cell office:value-type="float" office:value="1.689" calcext:value-type="float">
            <text:p>1.689</text:p>
          </table:table-cell>
          <table:table-cell office:value-type="float" office:value="3.369" calcext:value-type="float">
            <text:p>3.369</text:p>
          </table:table-cell>
          <table:table-cell table:number-columns-repeated="9"/>
        </table:table-row>
        <table:table-row table:style-name="ro1">
          <table:table-cell office:value-type="float" office:value="413759162" calcext:value-type="float">
            <text:p>413759162</text:p>
          </table:table-cell>
          <table:table-cell office:value-type="float" office:value="55.4627626759" calcext:value-type="float">
            <text:p>55.4627626759</text:p>
          </table:table-cell>
          <table:table-cell office:value-type="float" office:value="363.1959657531" calcext:value-type="float">
            <text:p>363.1959657531</text:p>
          </table:table-cell>
          <table:table-cell office:value-type="float" office:value="45.0533234699" calcext:value-type="float">
            <text:p>45.0533234699</text:p>
          </table:table-cell>
          <table:table-cell office:value-type="float" office:value="92.047" calcext:value-type="float">
            <text:p>92.047</text:p>
          </table:table-cell>
          <table:table-cell office:value-type="float" office:value="18.639" calcext:value-type="float">
            <text:p>18.639</text:p>
          </table:table-cell>
          <table:table-cell office:value-type="float" office:value="1.07" calcext:value-type="float">
            <text:p>1.07</text:p>
          </table:table-cell>
          <table:table-cell table:number-columns-repeated="9"/>
        </table:table-row>
        <table:table-row table:style-name="ro1">
          <table:table-cell office:value-type="float" office:value="24019309" calcext:value-type="float">
            <text:p>24019309</text:p>
          </table:table-cell>
          <table:table-cell office:value-type="float" office:value="51.3746600973" calcext:value-type="float">
            <text:p>51.3746600973</text:p>
          </table:table-cell>
          <table:table-cell office:value-type="float" office:value="357.8006158608" calcext:value-type="float">
            <text:p>357.8006158608</text:p>
          </table:table-cell>
          <table:table-cell office:value-type="float" office:value="42.84816898" calcext:value-type="float">
            <text:p>42.84816898</text:p>
          </table:table-cell>
          <table:table-cell office:value-type="float" office:value="7.033" calcext:value-type="float">
            <text:p>7.033</text:p>
          </table:table-cell>
          <table:table-cell office:value-type="float" office:value="2.212" calcext:value-type="float">
            <text:p>2.212</text:p>
          </table:table-cell>
          <table:table-cell office:value-type="float" office:value="3.136" calcext:value-type="float">
            <text:p>3.136</text:p>
          </table:table-cell>
          <table:table-cell table:number-columns-repeated="9"/>
        </table:table-row>
        <table:table-row table:style-name="ro1">
          <table:table-cell office:value-type="float" office:value="69791495" calcext:value-type="float">
            <text:p>69791495</text:p>
          </table:table-cell>
          <table:table-cell office:value-type="float" office:value="61.2547883309" calcext:value-type="float">
            <text:p>61.2547883309</text:p>
          </table:table-cell>
          <table:table-cell office:value-type="float" office:value="369.5325990801" calcext:value-type="float">
            <text:p>369.5325990801</text:p>
          </table:table-cell>
          <table:table-cell office:value-type="float" office:value="48.296273635" calcext:value-type="float">
            <text:p>48.296273635</text:p>
          </table:table-cell>
          <table:table-cell office:value-type="float" office:value="12.267" calcext:value-type="float">
            <text:p>12.267</text:p>
          </table:table-cell>
          <table:table-cell office:value-type="float" office:value="4.024" calcext:value-type="float">
            <text:p>4.024</text:p>
          </table:table-cell>
          <table:table-cell office:value-type="float" office:value="5.364" calcext:value-type="float">
            <text:p>5.364</text:p>
          </table:table-cell>
          <table:table-cell table:number-columns-repeated="9"/>
        </table:table-row>
        <table:table-row table:style-name="ro1">
          <table:table-cell office:value-type="float" office:value="115224953" calcext:value-type="float">
            <text:p>115224953</text:p>
          </table:table-cell>
          <table:table-cell office:value-type="float" office:value="48.7260317122" calcext:value-type="float">
            <text:p>48.7260317122</text:p>
          </table:table-cell>
          <table:table-cell office:value-type="float" office:value="361.6818973789" calcext:value-type="float">
            <text:p>361.6818973789</text:p>
          </table:table-cell>
          <table:table-cell office:value-type="float" office:value="39.890016523" calcext:value-type="float">
            <text:p>39.890016523</text:p>
          </table:table-cell>
          <table:table-cell office:value-type="float" office:value="15.552" calcext:value-type="float">
            <text:p>15.552</text:p>
          </table:table-cell>
          <table:table-cell office:value-type="float" office:value="6.038" calcext:value-type="float">
            <text:p>6.038</text:p>
          </table:table-cell>
          <table:table-cell office:value-type="float" office:value="2.661" calcext:value-type="float">
            <text:p>2.661</text:p>
          </table:table-cell>
          <table:table-cell table:number-columns-repeated="9"/>
        </table:table-row>
        <table:table-row table:style-name="ro1">
          <table:table-cell office:value-type="float" office:value="18089" calcext:value-type="float">
            <text:p>18089</text:p>
          </table:table-cell>
          <table:table-cell office:value-type="float" office:value="45.9992302269" calcext:value-type="float">
            <text:p>45.9992302269</text:p>
          </table:table-cell>
          <table:table-cell office:value-type="float" office:value="358.4067709771" calcext:value-type="float">
            <text:p>358.4067709771</text:p>
          </table:table-cell>
          <table:table-cell office:value-type="float" office:value="35.230625544" calcext:value-type="float">
            <text:p>35.230625544</text:p>
          </table:table-cell>
          <table:table-cell office:value-type="float" office:value="1.07" calcext:value-type="float">
            <text:p>1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943" calcext:value-type="float">
            <text:p>0.943</text:p>
          </table:table-cell>
          <table:table-cell table:number-columns-repeated="9"/>
        </table:table-row>
        <table:table-row table:style-name="ro1">
          <table:table-cell office:value-type="float" office:value="26291433" calcext:value-type="float">
            <text:p>26291433</text:p>
          </table:table-cell>
          <table:table-cell office:value-type="float" office:value="46.7443204602" calcext:value-type="float">
            <text:p>46.7443204602</text:p>
          </table:table-cell>
          <table:table-cell office:value-type="float" office:value="352.00066535" calcext:value-type="float">
            <text:p>352.00066535</text:p>
          </table:table-cell>
          <table:table-cell office:value-type="float" office:value="39.0377982249" calcext:value-type="float">
            <text:p>39.0377982249</text:p>
          </table:table-cell>
          <table:table-cell office:value-type="float" office:value="8.089" calcext:value-type="float">
            <text:p>8.089</text:p>
          </table:table-cell>
          <table:table-cell office:value-type="float" office:value="2.409" calcext:value-type="float">
            <text:p>2.409</text:p>
          </table:table-cell>
          <table:table-cell office:value-type="float" office:value="4.969" calcext:value-type="float">
            <text:p>4.969</text:p>
          </table:table-cell>
          <table:table-cell table:number-columns-repeated="9"/>
        </table:table-row>
        <table:table-row table:style-name="ro1">
          <table:table-cell office:value-type="float" office:value="5236255" calcext:value-type="float">
            <text:p>5236255</text:p>
          </table:table-cell>
          <table:table-cell office:value-type="float" office:value="44.8530413513" calcext:value-type="float">
            <text:p>44.8530413513</text:p>
          </table:table-cell>
          <table:table-cell office:value-type="float" office:value="343.6064634041" calcext:value-type="float">
            <text:p>343.6064634041</text:p>
          </table:table-cell>
          <table:table-cell office:value-type="float" office:value="38.7966403829" calcext:value-type="float">
            <text:p>38.7966403829</text:p>
          </table:table-cell>
          <table:table-cell office:value-type="float" office:value="3.478" calcext:value-type="float">
            <text:p>3.478</text:p>
          </table:table-cell>
          <table:table-cell office:value-type="float" office:value="0.828" calcext:value-type="float">
            <text:p>0.828</text:p>
          </table:table-cell>
          <table:table-cell office:value-type="float" office:value="3.787" calcext:value-type="float">
            <text:p>3.787</text:p>
          </table:table-cell>
          <table:table-cell table:number-columns-repeated="9"/>
        </table:table-row>
        <table:table-row table:style-name="ro1">
          <table:table-cell office:value-type="float" office:value="20744769" calcext:value-type="float">
            <text:p>20744769</text:p>
          </table:table-cell>
          <table:table-cell office:value-type="float" office:value="47.0726803269" calcext:value-type="float">
            <text:p>47.0726803269</text:p>
          </table:table-cell>
          <table:table-cell office:value-type="float" office:value="363.328910414" calcext:value-type="float">
            <text:p>363.328910414</text:p>
          </table:table-cell>
          <table:table-cell office:value-type="float" office:value="37.3267705429" calcext:value-type="float">
            <text:p>37.3267705429</text:p>
          </table:table-cell>
          <table:table-cell office:value-type="float" office:value="5.017" calcext:value-type="float">
            <text:p>5.017</text:p>
          </table:table-cell>
          <table:table-cell office:value-type="float" office:value="1.433" calcext:value-type="float">
            <text:p>1.433</text:p>
          </table:table-cell>
          <table:table-cell office:value-type="float" office:value="3.451" calcext:value-type="float">
            <text:p>3.451</text:p>
          </table:table-cell>
          <table:table-cell table:number-columns-repeated="9"/>
        </table:table-row>
        <table:table-row table:style-name="ro1">
          <table:table-cell office:value-type="float" office:value="4713027" calcext:value-type="float">
            <text:p>4713027</text:p>
          </table:table-cell>
          <table:table-cell office:value-type="float" office:value="48.0476294619" calcext:value-type="float">
            <text:p>48.0476294619</text:p>
          </table:table-cell>
          <table:table-cell office:value-type="float" office:value="352.928411123" calcext:value-type="float">
            <text:p>352.928411123</text:p>
          </table:table-cell>
          <table:table-cell office:value-type="float" office:value="40.1716785208" calcext:value-type="float">
            <text:p>40.1716785208</text:p>
          </table:table-cell>
          <table:table-cell office:value-type="float" office:value="3.561" calcext:value-type="float">
            <text:p>3.561</text:p>
          </table:table-cell>
          <table:table-cell office:value-type="float" office:value="0.873" calcext:value-type="float">
            <text:p>0.873</text:p>
          </table:table-cell>
          <table:table-cell office:value-type="float" office:value="4.461" calcext:value-type="float">
            <text:p>4.461</text:p>
          </table:table-cell>
          <table:table-cell table:number-columns-repeated="9"/>
        </table:table-row>
        <table:table-row table:style-name="ro1">
          <table:table-cell office:value-type="float" office:value="277616385" calcext:value-type="float">
            <text:p>277616385</text:p>
          </table:table-cell>
          <table:table-cell office:value-type="float" office:value="80.0994154472" calcext:value-type="float">
            <text:p>80.0994154472</text:p>
          </table:table-cell>
          <table:table-cell office:value-type="float" office:value="397.3311997742" calcext:value-type="float">
            <text:p>397.3311997742</text:p>
          </table:table-cell>
          <table:table-cell office:value-type="float" office:value="57.388841182" calcext:value-type="float">
            <text:p>57.388841182</text:p>
          </table:table-cell>
          <table:table-cell office:value-type="float" office:value="35.736" calcext:value-type="float">
            <text:p>35.736</text:p>
          </table:table-cell>
          <table:table-cell office:value-type="float" office:value="12.56" calcext:value-type="float">
            <text:p>12.56</text:p>
          </table:table-cell>
          <table:table-cell office:value-type="float" office:value="3.144" calcext:value-type="float">
            <text:p>3.144</text:p>
          </table:table-cell>
          <table:table-cell table:number-columns-repeated="9"/>
        </table:table-row>
        <table:table-row table:style-name="ro1">
          <table:table-cell office:value-type="float" office:value="10266601" calcext:value-type="float">
            <text:p>10266601</text:p>
          </table:table-cell>
          <table:table-cell office:value-type="float" office:value="45.693253817" calcext:value-type="float">
            <text:p>45.693253817</text:p>
          </table:table-cell>
          <table:table-cell office:value-type="float" office:value="356.0865721391" calcext:value-type="float">
            <text:p>356.0865721391</text:p>
          </table:table-cell>
          <table:table-cell office:value-type="float" office:value="36.9701720209" calcext:value-type="float">
            <text:p>36.9701720209</text:p>
          </table:table-cell>
          <table:table-cell office:value-type="float" office:value="4.414" calcext:value-type="float">
            <text:p>4.414</text:p>
          </table:table-cell>
          <table:table-cell office:value-type="float" office:value="1.19" calcext:value-type="float">
            <text:p>1.19</text:p>
          </table:table-cell>
          <table:table-cell office:value-type="float" office:value="2.854" calcext:value-type="float">
            <text:p>2.854</text:p>
          </table:table-cell>
          <table:table-cell table:number-columns-repeated="9"/>
        </table:table-row>
        <table:table-row table:style-name="ro1">
          <table:table-cell office:value-type="float" office:value="1223406" calcext:value-type="float">
            <text:p>1223406</text:p>
          </table:table-cell>
          <table:table-cell office:value-type="float" office:value="46.7872617361" calcext:value-type="float">
            <text:p>46.7872617361</text:p>
          </table:table-cell>
          <table:table-cell office:value-type="float" office:value="365.2518655319" calcext:value-type="float">
            <text:p>365.2518655319</text:p>
          </table:table-cell>
          <table:table-cell office:value-type="float" office:value="36.6598989759" calcext:value-type="float">
            <text:p>36.6598989759</text:p>
          </table:table-cell>
          <table:table-cell office:value-type="float" office:value="1.826" calcext:value-type="float">
            <text:p>1.826</text:p>
          </table:table-cell>
          <table:table-cell office:value-type="float" office:value="0.253" calcext:value-type="float">
            <text:p>0.253</text:p>
          </table:table-cell>
          <table:table-cell office:value-type="float" office:value="1.537" calcext:value-type="float">
            <text:p>1.537</text:p>
          </table:table-cell>
          <table:table-cell table:number-columns-repeated="9"/>
        </table:table-row>
        <table:table-row table:style-name="ro1">
          <table:table-cell office:value-type="float" office:value="597425" calcext:value-type="float">
            <text:p>597425</text:p>
          </table:table-cell>
          <table:table-cell office:value-type="float" office:value="42.5047622688" calcext:value-type="float">
            <text:p>42.5047622688</text:p>
          </table:table-cell>
          <table:table-cell office:value-type="float" office:value="338.204810776" calcext:value-type="float">
            <text:p>338.204810776</text:p>
          </table:table-cell>
          <table:table-cell office:value-type="float" office:value="36.3992235328" calcext:value-type="float">
            <text:p>36.3992235328</text:p>
          </table:table-cell>
          <table:table-cell office:value-type="float" office:value="1.828" calcext:value-type="float">
            <text:p>1.828</text:p>
          </table:table-cell>
          <table:table-cell office:value-type="float" office:value="0.297" calcext:value-type="float">
            <text:p>0.297</text:p>
          </table:table-cell>
          <table:table-cell office:value-type="float" office:value="2.562" calcext:value-type="float">
            <text:p>2.562</text:p>
          </table:table-cell>
          <table:table-cell table:number-columns-repeated="9"/>
        </table:table-row>
        <table:table-row table:style-name="ro1">
          <table:table-cell office:value-type="float" office:value="19446317" calcext:value-type="float">
            <text:p>19446317</text:p>
          </table:table-cell>
          <table:table-cell office:value-type="float" office:value="53.4970801309" calcext:value-type="float">
            <text:p>53.4970801309</text:p>
          </table:table-cell>
          <table:table-cell office:value-type="float" office:value="359.5886850258" calcext:value-type="float">
            <text:p>359.5886850258</text:p>
          </table:table-cell>
          <table:table-cell office:value-type="float" office:value="43.8292839641" calcext:value-type="float">
            <text:p>43.8292839641</text:p>
          </table:table-cell>
          <table:table-cell office:value-type="float" office:value="5.83" calcext:value-type="float">
            <text:p>5.83</text:p>
          </table:table-cell>
          <table:table-cell office:value-type="float" office:value="1.793" calcext:value-type="float">
            <text:p>1.793</text:p>
          </table:table-cell>
          <table:table-cell office:value-type="float" office:value="3.753" calcext:value-type="float">
            <text:p>3.753</text:p>
          </table:table-cell>
          <table:table-cell table:number-columns-repeated="9"/>
        </table:table-row>
        <table:table-row table:style-name="ro1">
          <table:table-cell office:value-type="float" office:value="2206985" calcext:value-type="float">
            <text:p>2206985</text:p>
          </table:table-cell>
          <table:table-cell office:value-type="float" office:value="45.422641726" calcext:value-type="float">
            <text:p>45.422641726</text:p>
          </table:table-cell>
          <table:table-cell office:value-type="float" office:value="353.6440432359" calcext:value-type="float">
            <text:p>353.6440432359</text:p>
          </table:table-cell>
          <table:table-cell office:value-type="float" office:value="37.174886042" calcext:value-type="float">
            <text:p>37.174886042</text:p>
          </table:table-cell>
          <table:table-cell office:value-type="float" office:value="2.326" calcext:value-type="float">
            <text:p>2.326</text:p>
          </table:table-cell>
          <table:table-cell office:value-type="float" office:value="0.377" calcext:value-type="float">
            <text:p>0.377</text:p>
          </table:table-cell>
          <table:table-cell office:value-type="float" office:value="2.584" calcext:value-type="float">
            <text:p>2.584</text:p>
          </table:table-cell>
          <table:table-cell table:number-columns-repeated="9"/>
        </table:table-row>
        <table:table-row table:style-name="ro1">
          <table:table-cell office:value-type="float" office:value="2588838" calcext:value-type="float">
            <text:p>2588838</text:p>
          </table:table-cell>
          <table:table-cell office:value-type="float" office:value="46.742252927" calcext:value-type="float">
            <text:p>46.742252927</text:p>
          </table:table-cell>
          <table:table-cell office:value-type="float" office:value="363.5463771313" calcext:value-type="float">
            <text:p>363.5463771313</text:p>
          </table:table-cell>
          <table:table-cell office:value-type="float" office:value="37.0726918039" calcext:value-type="float">
            <text:p>37.0726918039</text:p>
          </table:table-cell>
          <table:table-cell office:value-type="float" office:value="2.094" calcext:value-type="float">
            <text:p>2.094</text:p>
          </table:table-cell>
          <table:table-cell office:value-type="float" office:value="0.313" calcext:value-type="float">
            <text:p>0.313</text:p>
          </table:table-cell>
          <table:table-cell office:value-type="float" office:value="1.858" calcext:value-type="float">
            <text:p>1.858</text:p>
          </table:table-cell>
          <table:table-cell table:number-columns-repeated="9"/>
        </table:table-row>
        <table:table-row table:style-name="ro1">
          <table:table-cell office:value-type="float" office:value="651706" calcext:value-type="float">
            <text:p>651706</text:p>
          </table:table-cell>
          <table:table-cell office:value-type="float" office:value="46.9184103091" calcext:value-type="float">
            <text:p>46.9184103091</text:p>
          </table:table-cell>
          <table:table-cell office:value-type="float" office:value="365.7176932401" calcext:value-type="float">
            <text:p>365.7176932401</text:p>
          </table:table-cell>
          <table:table-cell office:value-type="float" office:value="35.911457239" calcext:value-type="float">
            <text:p>35.911457239</text:p>
          </table:table-cell>
          <table:table-cell office:value-type="float" office:value="1.567" calcext:value-type="float">
            <text:p>1.567</text:p>
          </table:table-cell>
          <table:table-cell office:value-type="float" office:value="0.191" calcext:value-type="float">
            <text:p>0.191</text:p>
          </table:table-cell>
          <table:table-cell office:value-type="float" office:value="1.375" calcext:value-type="float">
            <text:p>1.375</text:p>
          </table:table-cell>
          <table:table-cell table:number-columns-repeated="9"/>
        </table:table-row>
        <table:table-row table:style-name="ro1">
          <table:table-cell office:value-type="float" office:value="15028561" calcext:value-type="float">
            <text:p>15028561</text:p>
          </table:table-cell>
          <table:table-cell office:value-type="float" office:value="48.5362895022" calcext:value-type="float">
            <text:p>48.5362895022</text:p>
          </table:table-cell>
          <table:table-cell office:value-type="float" office:value="353.3810521289" calcext:value-type="float">
            <text:p>353.3810521289</text:p>
          </table:table-cell>
          <table:table-cell office:value-type="float" office:value="40.300789751" calcext:value-type="float">
            <text:p>40.300789751</text:p>
          </table:table-cell>
          <table:table-cell office:value-type="float" office:value="4.633" calcext:value-type="float">
            <text:p>4.633</text:p>
          </table:table-cell>
          <table:table-cell office:value-type="float" office:value="1.418" calcext:value-type="float">
            <text:p>1.418</text:p>
          </table:table-cell>
          <table:table-cell office:value-type="float" office:value="2.967" calcext:value-type="float">
            <text:p>2.967</text:p>
          </table:table-cell>
          <table:table-cell table:number-columns-repeated="9"/>
        </table:table-row>
        <table:table-row table:style-name="ro1">
          <table:table-cell office:value-type="float" office:value="2541682" calcext:value-type="float">
            <text:p>2541682</text:p>
          </table:table-cell>
          <table:table-cell office:value-type="float" office:value="46.9546854982" calcext:value-type="float">
            <text:p>46.9546854982</text:p>
          </table:table-cell>
          <table:table-cell office:value-type="float" office:value="363.2660867149" calcext:value-type="float">
            <text:p>363.2660867149</text:p>
          </table:table-cell>
          <table:table-cell office:value-type="float" office:value="36.8810134431" calcext:value-type="float">
            <text:p>36.8810134431</text:p>
          </table:table-cell>
          <table:table-cell office:value-type="float" office:value="2.623" calcext:value-type="float">
            <text:p>2.623</text:p>
          </table:table-cell>
          <table:table-cell office:value-type="float" office:value="0.503" calcext:value-type="float">
            <text:p>0.503</text:p>
          </table:table-cell>
          <table:table-cell office:value-type="float" office:value="2.001" calcext:value-type="float">
            <text:p>2.001</text:p>
          </table:table-cell>
          <table:table-cell table:number-columns-repeated="9"/>
        </table:table-row>
        <table:table-row table:style-name="ro1">
          <table:table-cell office:value-type="float" office:value="17542828" calcext:value-type="float">
            <text:p>17542828</text:p>
          </table:table-cell>
          <table:table-cell office:value-type="float" office:value="47.9162117479" calcext:value-type="float">
            <text:p>47.9162117479</text:p>
          </table:table-cell>
          <table:table-cell office:value-type="float" office:value="361.7039134869" calcext:value-type="float">
            <text:p>361.7039134869</text:p>
          </table:table-cell>
          <table:table-cell office:value-type="float" office:value="38.5585322749" calcext:value-type="float">
            <text:p>38.5585322749</text:p>
          </table:table-cell>
          <table:table-cell office:value-type="float" office:value="5.382" calcext:value-type="float">
            <text:p>5.382</text:p>
          </table:table-cell>
          <table:table-cell office:value-type="float" office:value="1.613" calcext:value-type="float">
            <text:p>1.613</text:p>
          </table:table-cell>
          <table:table-cell office:value-type="float" office:value="3.092" calcext:value-type="float">
            <text:p>3.092</text:p>
          </table:table-cell>
          <table:table-cell table:number-columns-repeated="9"/>
        </table:table-row>
        <table:table-row table:style-name="ro1">
          <table:table-cell office:value-type="float" office:value="43216222" calcext:value-type="float">
            <text:p>43216222</text:p>
          </table:table-cell>
          <table:table-cell office:value-type="float" office:value="51.9394573972" calcext:value-type="float">
            <text:p>51.9394573972</text:p>
          </table:table-cell>
          <table:table-cell office:value-type="float" office:value="360.9687904221" calcext:value-type="float">
            <text:p>360.9687904221</text:p>
          </table:table-cell>
          <table:table-cell office:value-type="float" office:value="42.7861858328" calcext:value-type="float">
            <text:p>42.7861858328</text:p>
          </table:table-cell>
          <table:table-cell office:value-type="float" office:value="10.332" calcext:value-type="float">
            <text:p>10.332</text:p>
          </table:table-cell>
          <table:table-cell office:value-type="float" office:value="3.054" calcext:value-type="float">
            <text:p>3.054</text:p>
          </table:table-cell>
          <table:table-cell office:value-type="float" office:value="5.924" calcext:value-type="float">
            <text:p>5.924</text:p>
          </table:table-cell>
          <table:table-cell table:number-columns-repeated="9"/>
        </table:table-row>
        <table:table-row table:style-name="ro1">
          <table:table-cell office:value-type="float" office:value="82958589" calcext:value-type="float">
            <text:p>82958589</text:p>
          </table:table-cell>
          <table:table-cell office:value-type="float" office:value="62.6538558092" calcext:value-type="float">
            <text:p>62.6538558092</text:p>
          </table:table-cell>
          <table:table-cell office:value-type="float" office:value="369.602298019" calcext:value-type="float">
            <text:p>369.602298019</text:p>
          </table:table-cell>
          <table:table-cell office:value-type="float" office:value="49.8482838933" calcext:value-type="float">
            <text:p>49.8482838933</text:p>
          </table:table-cell>
          <table:table-cell office:value-type="float" office:value="13.053" calcext:value-type="float">
            <text:p>13.053</text:p>
          </table:table-cell>
          <table:table-cell office:value-type="float" office:value="4.564" calcext:value-type="float">
            <text:p>4.564</text:p>
          </table:table-cell>
          <table:table-cell office:value-type="float" office:value="2.806" calcext:value-type="float">
            <text:p>2.806</text:p>
          </table:table-cell>
          <table:table-cell table:number-columns-repeated="9"/>
        </table:table-row>
        <table:table-row table:style-name="ro1">
          <table:table-cell office:value-type="float" office:value="1469917" calcext:value-type="float">
            <text:p>1469917</text:p>
          </table:table-cell>
          <table:table-cell office:value-type="float" office:value="46.957847901" calcext:value-type="float">
            <text:p>46.957847901</text:p>
          </table:table-cell>
          <table:table-cell office:value-type="float" office:value="363.254396884" calcext:value-type="float">
            <text:p>363.254396884</text:p>
          </table:table-cell>
          <table:table-cell office:value-type="float" office:value="36.0442755141" calcext:value-type="float">
            <text:p>36.0442755141</text:p>
          </table:table-cell>
          <table:table-cell office:value-type="float" office:value="2.042" calcext:value-type="float">
            <text:p>2.042</text:p>
          </table:table-cell>
          <table:table-cell office:value-type="float" office:value="0.337" calcext:value-type="float">
            <text:p>0.337</text:p>
          </table:table-cell>
          <table:table-cell office:value-type="float" office:value="2.7" calcext:value-type="float">
            <text:p>2.7</text:p>
          </table:table-cell>
          <table:table-cell table:number-columns-repeated="9"/>
        </table:table-row>
        <table:table-row table:style-name="ro1">
          <table:table-cell office:value-type="float" office:value="875363" calcext:value-type="float">
            <text:p>875363</text:p>
          </table:table-cell>
          <table:table-cell office:value-type="float" office:value="47.011805819" calcext:value-type="float">
            <text:p>47.011805819</text:p>
          </table:table-cell>
          <table:table-cell office:value-type="float" office:value="365.5323344801" calcext:value-type="float">
            <text:p>365.5323344801</text:p>
          </table:table-cell>
          <table:table-cell office:value-type="float" office:value="36.531183967" calcext:value-type="float">
            <text:p>36.531183967</text:p>
          </table:table-cell>
          <table:table-cell office:value-type="float" office:value="1.363" calcext:value-type="float">
            <text:p>1.363</text:p>
          </table:table-cell>
          <table:table-cell office:value-type="float" office:value="0.15" calcext:value-type="float">
            <text:p>0.15</text:p>
          </table:table-cell>
          <table:table-cell office:value-type="float" office:value="1.075" calcext:value-type="float">
            <text:p>1.075</text:p>
          </table:table-cell>
          <table:table-cell table:number-columns-repeated="9"/>
        </table:table-row>
        <table:table-row table:style-name="ro1">
          <table:table-cell office:value-type="float" office:value="98017816" calcext:value-type="float">
            <text:p>98017816</text:p>
          </table:table-cell>
          <table:table-cell office:value-type="float" office:value="51.0232004368" calcext:value-type="float">
            <text:p>51.0232004368</text:p>
          </table:table-cell>
          <table:table-cell office:value-type="float" office:value="366.3259485528" calcext:value-type="float">
            <text:p>366.3259485528</text:p>
          </table:table-cell>
          <table:table-cell office:value-type="float" office:value="41.6339136518" calcext:value-type="float">
            <text:p>41.6339136518</text:p>
          </table:table-cell>
          <table:table-cell office:value-type="float" office:value="15.838" calcext:value-type="float">
            <text:p>15.838</text:p>
          </table:table-cell>
          <table:table-cell office:value-type="float" office:value="5.299" calcext:value-type="float">
            <text:p>5.299</text:p>
          </table:table-cell>
          <table:table-cell office:value-type="float" office:value="2.223" calcext:value-type="float">
            <text:p>2.223</text:p>
          </table:table-cell>
          <table:table-cell table:number-columns-repeated="9"/>
        </table:table-row>
        <table:table-row table:style-name="ro1">
          <table:table-cell office:value-type="float" office:value="99328420" calcext:value-type="float">
            <text:p>99328420</text:p>
          </table:table-cell>
          <table:table-cell office:value-type="float" office:value="59.3135256" calcext:value-type="float">
            <text:p>59.3135256</text:p>
          </table:table-cell>
          <table:table-cell office:value-type="float" office:value="367.3257964491" calcext:value-type="float">
            <text:p>367.3257964491</text:p>
          </table:table-cell>
          <table:table-cell office:value-type="float" office:value="47.3258226487" calcext:value-type="float">
            <text:p>47.3258226487</text:p>
          </table:table-cell>
          <table:table-cell office:value-type="float" office:value="15.766" calcext:value-type="float">
            <text:p>15.766</text:p>
          </table:table-cell>
          <table:table-cell office:value-type="float" office:value="5.051" calcext:value-type="float">
            <text:p>5.051</text:p>
          </table:table-cell>
          <table:table-cell office:value-type="float" office:value="1.868" calcext:value-type="float">
            <text:p>1.868</text:p>
          </table:table-cell>
          <table:table-cell table:number-columns-repeated="9"/>
        </table:table-row>
        <table:table-row table:style-name="ro1">
          <table:table-cell office:value-type="float" office:value="77424037" calcext:value-type="float">
            <text:p>77424037</text:p>
          </table:table-cell>
          <table:table-cell office:value-type="float" office:value="49.4237944961" calcext:value-type="float">
            <text:p>49.4237944961</text:p>
          </table:table-cell>
          <table:table-cell office:value-type="float" office:value="357.6169488089" calcext:value-type="float">
            <text:p>357.6169488089</text:p>
          </table:table-cell>
          <table:table-cell office:value-type="float" office:value="41.1489842482" calcext:value-type="float">
            <text:p>41.1489842482</text:p>
          </table:table-cell>
          <table:table-cell office:value-type="float" office:value="11.574" calcext:value-type="float">
            <text:p>11.574</text:p>
          </table:table-cell>
          <table:table-cell office:value-type="float" office:value="3.838" calcext:value-type="float">
            <text:p>3.838</text:p>
          </table:table-cell>
          <table:table-cell office:value-type="float" office:value="1.835" calcext:value-type="float">
            <text:p>1.835</text:p>
          </table:table-cell>
          <table:table-cell table:number-columns-repeated="9"/>
        </table:table-row>
        <table:table-row table:style-name="ro1">
          <table:table-cell office:value-type="float" office:value="861523" calcext:value-type="float">
            <text:p>861523</text:p>
          </table:table-cell>
          <table:table-cell office:value-type="float" office:value="45.9120545531" calcext:value-type="float">
            <text:p>45.9120545531</text:p>
          </table:table-cell>
          <table:table-cell office:value-type="float" office:value="357.6500653868" calcext:value-type="float">
            <text:p>357.6500653868</text:p>
          </table:table-cell>
          <table:table-cell office:value-type="float" office:value="35.549331271" calcext:value-type="float">
            <text:p>35.549331271</text:p>
          </table:table-cell>
          <table:table-cell office:value-type="float" office:value="1.82" calcext:value-type="float">
            <text:p>1.82</text:p>
          </table:table-cell>
          <table:table-cell office:value-type="float" office:value="0.349" calcext:value-type="float">
            <text:p>0.349</text:p>
          </table:table-cell>
          <table:table-cell office:value-type="float" office:value="2.785" calcext:value-type="float">
            <text:p>2.785</text:p>
          </table:table-cell>
          <table:table-cell table:number-columns-repeated="9"/>
        </table:table-row>
        <table:table-row table:style-name="ro1">
          <table:table-cell office:value-type="float" office:value="93151705" calcext:value-type="float">
            <text:p>93151705</text:p>
          </table:table-cell>
          <table:table-cell office:value-type="float" office:value="48.22671674" calcext:value-type="float">
            <text:p>48.22671674</text:p>
          </table:table-cell>
          <table:table-cell office:value-type="float" office:value="350.2661369171" calcext:value-type="float">
            <text:p>350.2661369171</text:p>
          </table:table-cell>
          <table:table-cell office:value-type="float" office:value="40.9812298389" calcext:value-type="float">
            <text:p>40.9812298389</text:p>
          </table:table-cell>
          <table:table-cell office:value-type="float" office:value="10.479" calcext:value-type="float">
            <text:p>10.479</text:p>
          </table:table-cell>
          <table:table-cell office:value-type="float" office:value="3.79" calcext:value-type="float">
            <text:p>3.79</text:p>
          </table:table-cell>
          <table:table-cell office:value-type="float" office:value="1.792" calcext:value-type="float">
            <text:p>1.792</text:p>
          </table:table-cell>
          <table:table-cell table:number-columns-repeated="9"/>
        </table:table-row>
        <table:table-row table:style-name="ro1">
          <table:table-cell office:value-type="float" office:value="416389" calcext:value-type="float">
            <text:p>416389</text:p>
          </table:table-cell>
          <table:table-cell office:value-type="float" office:value="46.65508691" calcext:value-type="float">
            <text:p>46.65508691</text:p>
          </table:table-cell>
          <table:table-cell office:value-type="float" office:value="363.704128516" calcext:value-type="float">
            <text:p>363.704128516</text:p>
          </table:table-cell>
          <table:table-cell office:value-type="float" office:value="35.4347421849" calcext:value-type="float">
            <text:p>35.4347421849</text:p>
          </table:table-cell>
          <table:table-cell office:value-type="float" office:value="1.719" calcext:value-type="float">
            <text:p>1.719</text:p>
          </table:table-cell>
          <table:table-cell office:value-type="float" office:value="0.2" calcext:value-type="float">
            <text:p>0.2</text:p>
          </table:table-cell>
          <table:table-cell office:value-type="float" office:value="1.919" calcext:value-type="float">
            <text:p>1.919</text:p>
          </table:table-cell>
          <table:table-cell table:number-columns-repeated="9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45.900680183" calcext:value-type="float">
            <text:p>45.900680183</text:p>
          </table:table-cell>
          <table:table-cell office:value-type="float" office:value="356.5524803713" calcext:value-type="float">
            <text:p>356.5524803713</text:p>
          </table:table-cell>
          <table:table-cell office:value-type="float" office:value="34.8772607871" calcext:value-type="float">
            <text:p>34.8772607871</text:p>
          </table:table-cell>
          <table:table-cell office:value-type="float" office:value="0.682" calcext:value-type="float">
            <text:p>0.6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566" calcext:value-type="float">
            <text:p>0.566</text:p>
          </table:table-cell>
          <table:table-cell table:number-columns-repeated="9"/>
        </table:table-row>
        <table:table-row table:style-name="ro1">
          <table:table-cell office:value-type="float" office:value="40971041" calcext:value-type="float">
            <text:p>40971041</text:p>
          </table:table-cell>
          <table:table-cell office:value-type="float" office:value="47.203375504" calcext:value-type="float">
            <text:p>47.203375504</text:p>
          </table:table-cell>
          <table:table-cell office:value-type="float" office:value="360.4828470962" calcext:value-type="float">
            <text:p>360.4828470962</text:p>
          </table:table-cell>
          <table:table-cell office:value-type="float" office:value="38.2767985989" calcext:value-type="float">
            <text:p>38.2767985989</text:p>
          </table:table-cell>
          <table:table-cell office:value-type="float" office:value="6.811" calcext:value-type="float">
            <text:p>6.811</text:p>
          </table:table-cell>
          <table:table-cell office:value-type="float" office:value="2.087" calcext:value-type="float">
            <text:p>2.087</text:p>
          </table:table-cell>
          <table:table-cell office:value-type="float" office:value="1.943" calcext:value-type="float">
            <text:p>1.943</text:p>
          </table:table-cell>
          <table:table-cell table:number-columns-repeated="9"/>
        </table:table-row>
        <table:table-row table:style-name="ro1">
          <table:table-cell office:value-type="float" office:value="414820724" calcext:value-type="float">
            <text:p>414820724</text:p>
          </table:table-cell>
          <table:table-cell office:value-type="float" office:value="77.4903666491" calcext:value-type="float">
            <text:p>77.4903666491</text:p>
          </table:table-cell>
          <table:table-cell office:value-type="float" office:value="396.9659851231" calcext:value-type="float">
            <text:p>396.9659851231</text:p>
          </table:table-cell>
          <table:table-cell office:value-type="float" office:value="56.5986621978" calcext:value-type="float">
            <text:p>56.5986621978</text:p>
          </table:table-cell>
          <table:table-cell office:value-type="float" office:value="43.801" calcext:value-type="float">
            <text:p>43.801</text:p>
          </table:table-cell>
          <table:table-cell office:value-type="float" office:value="17.862" calcext:value-type="float">
            <text:p>17.862</text:p>
          </table:table-cell>
          <table:table-cell office:value-type="float" office:value="0.963" calcext:value-type="float">
            <text:p>0.963</text:p>
          </table:table-cell>
          <table:table-cell table:number-columns-repeated="9"/>
        </table:table-row>
        <table:table-row table:style-name="ro1">
          <table:table-cell office:value-type="float" office:value="61624564" calcext:value-type="float">
            <text:p>61624564</text:p>
          </table:table-cell>
          <table:table-cell office:value-type="float" office:value="47.0296528909" calcext:value-type="float">
            <text:p>47.0296528909</text:p>
          </table:table-cell>
          <table:table-cell office:value-type="float" office:value="358.728874308" calcext:value-type="float">
            <text:p>358.728874308</text:p>
          </table:table-cell>
          <table:table-cell office:value-type="float" office:value="38.4639905618" calcext:value-type="float">
            <text:p>38.4639905618</text:p>
          </table:table-cell>
          <table:table-cell office:value-type="float" office:value="9.304" calcext:value-type="float">
            <text:p>9.304</text:p>
          </table:table-cell>
          <table:table-cell office:value-type="float" office:value="3.259" calcext:value-type="float">
            <text:p>3.259</text:p>
          </table:table-cell>
          <table:table-cell office:value-type="float" office:value="2.192" calcext:value-type="float">
            <text:p>2.192</text:p>
          </table:table-cell>
          <table:table-cell table:number-columns-repeated="9"/>
        </table:table-row>
        <table:table-row table:style-name="ro1">
          <table:table-cell office:value-type="float" office:value="145884205" calcext:value-type="float">
            <text:p>145884205</text:p>
          </table:table-cell>
          <table:table-cell office:value-type="float" office:value="49.0382318601" calcext:value-type="float">
            <text:p>49.0382318601</text:p>
          </table:table-cell>
          <table:table-cell office:value-type="float" office:value="363.6141955958" calcext:value-type="float">
            <text:p>363.6141955958</text:p>
          </table:table-cell>
          <table:table-cell office:value-type="float" office:value="39.7776452991" calcext:value-type="float">
            <text:p>39.7776452991</text:p>
          </table:table-cell>
          <table:table-cell office:value-type="float" office:value="19.241" calcext:value-type="float">
            <text:p>19.241</text:p>
          </table:table-cell>
          <table:table-cell office:value-type="float" office:value="7.437" calcext:value-type="float">
            <text:p>7.437</text:p>
          </table:table-cell>
          <table:table-cell office:value-type="float" office:value="1.667" calcext:value-type="float">
            <text:p>1.667</text:p>
          </table:table-cell>
          <table:table-cell table:number-columns-repeated="9"/>
        </table:table-row>
        <table:table-row table:style-name="ro1">
          <table:table-cell office:value-type="float" office:value="2219588" calcext:value-type="float">
            <text:p>2219588</text:p>
          </table:table-cell>
          <table:table-cell office:value-type="float" office:value="46.2709638299" calcext:value-type="float">
            <text:p>46.2709638299</text:p>
          </table:table-cell>
          <table:table-cell office:value-type="float" office:value="360.9182945118" calcext:value-type="float">
            <text:p>360.9182945118</text:p>
          </table:table-cell>
          <table:table-cell office:value-type="float" office:value="35.907772522" calcext:value-type="float">
            <text:p>35.907772522</text:p>
          </table:table-cell>
          <table:table-cell office:value-type="float" office:value="1.864" calcext:value-type="float">
            <text:p>1.864</text:p>
          </table:table-cell>
          <table:table-cell office:value-type="float" office:value="0.321" calcext:value-type="float">
            <text:p>0.321</text:p>
          </table:table-cell>
          <table:table-cell office:value-type="float" office:value="1.232" calcext:value-type="float">
            <text:p>1.232</text:p>
          </table:table-cell>
          <table:table-cell table:number-columns-repeated="9"/>
        </table:table-row>
        <table:table-row table:style-name="ro1">
          <table:table-cell office:value-type="float" office:value="479301" calcext:value-type="float">
            <text:p>479301</text:p>
          </table:table-cell>
          <table:table-cell office:value-type="float" office:value="46.7650182619" calcext:value-type="float">
            <text:p>46.7650182619</text:p>
          </table:table-cell>
          <table:table-cell office:value-type="float" office:value="364.5860369701" calcext:value-type="float">
            <text:p>364.5860369701</text:p>
          </table:table-cell>
          <table:table-cell office:value-type="float" office:value="35.146574462" calcext:value-type="float">
            <text:p>35.146574462</text:p>
          </table:table-cell>
          <table:table-cell office:value-type="float" office:value="1.862" calcext:value-type="float">
            <text:p>1.862</text:p>
          </table:table-cell>
          <table:table-cell office:value-type="float" office:value="0.238" calcext:value-type="float">
            <text:p>0.238</text:p>
          </table:table-cell>
          <table:table-cell office:value-type="float" office:value="2.054" calcext:value-type="float">
            <text:p>2.054</text:p>
          </table:table-cell>
          <table:table-cell table:number-columns-repeated="9"/>
        </table:table-row>
        <table:table-row table:style-name="ro1">
          <table:table-cell office:value-type="float" office:value="1160931" calcext:value-type="float">
            <text:p>1160931</text:p>
          </table:table-cell>
          <table:table-cell office:value-type="float" office:value="45.3490799299" calcext:value-type="float">
            <text:p>45.3490799299</text:p>
          </table:table-cell>
          <table:table-cell office:value-type="float" office:value="349.681695583" calcext:value-type="float">
            <text:p>349.681695583</text:p>
          </table:table-cell>
          <table:table-cell office:value-type="float" office:value="37.5046542948" calcext:value-type="float">
            <text:p>37.5046542948</text:p>
          </table:table-cell>
          <table:table-cell office:value-type="float" office:value="2.162" calcext:value-type="float">
            <text:p>2.162</text:p>
          </table:table-cell>
          <table:table-cell office:value-type="float" office:value="0.367" calcext:value-type="float">
            <text:p>0.367</text:p>
          </table:table-cell>
          <table:table-cell office:value-type="float" office:value="2.954" calcext:value-type="float">
            <text:p>2.954</text:p>
          </table:table-cell>
          <table:table-cell table:number-columns-repeated="9"/>
        </table:table-row>
        <table:table-row table:style-name="ro1">
          <table:table-cell office:value-type="float" office:value="1289857" calcext:value-type="float">
            <text:p>1289857</text:p>
          </table:table-cell>
          <table:table-cell office:value-type="float" office:value="46.3037228941" calcext:value-type="float">
            <text:p>46.3037228941</text:p>
          </table:table-cell>
          <table:table-cell office:value-type="float" office:value="359.7285662982" calcext:value-type="float">
            <text:p>359.7285662982</text:p>
          </table:table-cell>
          <table:table-cell office:value-type="float" office:value="35.903801425" calcext:value-type="float">
            <text:p>35.903801425</text:p>
          </table:table-cell>
          <table:table-cell office:value-type="float" office:value="1.484" calcext:value-type="float">
            <text:p>1.484</text:p>
          </table:table-cell>
          <table:table-cell office:value-type="float" office:value="0.164" calcext:value-type="float">
            <text:p>0.164</text:p>
          </table:table-cell>
          <table:table-cell office:value-type="float" office:value="1.117" calcext:value-type="float">
            <text:p>1.117</text:p>
          </table:table-cell>
          <table:table-cell table:number-columns-repeated="9"/>
        </table:table-row>
        <table:table-row table:style-name="ro1">
          <table:table-cell office:value-type="float" office:value="457090021" calcext:value-type="float">
            <text:p>457090021</text:p>
          </table:table-cell>
          <table:table-cell office:value-type="float" office:value="58.2195810289" calcext:value-type="float">
            <text:p>58.2195810289</text:p>
          </table:table-cell>
          <table:table-cell office:value-type="float" office:value="363.570635969" calcext:value-type="float">
            <text:p>363.570635969</text:p>
          </table:table-cell>
          <table:table-cell office:value-type="float" office:value="47.5307980131" calcext:value-type="float">
            <text:p>47.5307980131</text:p>
          </table:table-cell>
          <table:table-cell office:value-type="float" office:value="82.598" calcext:value-type="float">
            <text:p>82.598</text:p>
          </table:table-cell>
          <table:table-cell office:value-type="float" office:value="16.771" calcext:value-type="float">
            <text:p>16.771</text:p>
          </table:table-cell>
          <table:table-cell office:value-type="float" office:value="0.834" calcext:value-type="float">
            <text:p>0.834</text:p>
          </table:table-cell>
          <table:table-cell table:number-columns-repeated="9"/>
        </table:table-row>
        <table:table-row table:style-name="ro1">
          <table:table-cell office:value-type="float" office:value="4542544" calcext:value-type="float">
            <text:p>4542544</text:p>
          </table:table-cell>
          <table:table-cell office:value-type="float" office:value="46.2329803288" calcext:value-type="float">
            <text:p>46.2329803288</text:p>
          </table:table-cell>
          <table:table-cell office:value-type="float" office:value="358.368992086" calcext:value-type="float">
            <text:p>358.368992086</text:p>
          </table:table-cell>
          <table:table-cell office:value-type="float" office:value="36.940264904" calcext:value-type="float">
            <text:p>36.940264904</text:p>
          </table:table-cell>
          <table:table-cell office:value-type="float" office:value="4.33" calcext:value-type="float">
            <text:p>4.33</text:p>
          </table:table-cell>
          <table:table-cell office:value-type="float" office:value="1.168" calcext:value-type="float">
            <text:p>1.168</text:p>
          </table:table-cell>
          <table:table-cell office:value-type="float" office:value="5.332" calcext:value-type="float">
            <text:p>5.332</text:p>
          </table:table-cell>
          <table:table-cell table:number-columns-repeated="9"/>
        </table:table-row>
        <table:table-row table:style-name="ro1">
          <table:table-cell office:value-type="float" office:value="18824" calcext:value-type="float">
            <text:p>18824</text:p>
          </table:table-cell>
          <table:table-cell office:value-type="float" office:value="43.0942746359" calcext:value-type="float">
            <text:p>43.0942746359</text:p>
          </table:table-cell>
          <table:table-cell office:value-type="float" office:value="339.5386934171" calcext:value-type="float">
            <text:p>339.5386934171</text:p>
          </table:table-cell>
          <table:table-cell office:value-type="float" office:value="34.805055584" calcext:value-type="float">
            <text:p>34.805055584</text:p>
          </table:table-cell>
          <table:table-cell office:value-type="float" office:value="0.745" calcext:value-type="float">
            <text:p>0.745</text:p>
          </table:table-cell>
          <table:table-cell office:value-type="float" office:value="0.162" calcext:value-type="float">
            <text:p>0.162</text:p>
          </table:table-cell>
          <table:table-cell office:value-type="float" office:value="3.943" calcext:value-type="float">
            <text:p>3.943</text:p>
          </table:table-cell>
          <table:table-cell table:number-columns-repeated="9"/>
        </table:table-row>
        <table:table-row table:style-name="ro1">
          <table:table-cell office:value-type="float" office:value="21997212" calcext:value-type="float">
            <text:p>21997212</text:p>
          </table:table-cell>
          <table:table-cell office:value-type="float" office:value="44.6265663928" calcext:value-type="float">
            <text:p>44.6265663928</text:p>
          </table:table-cell>
          <table:table-cell office:value-type="float" office:value="342.4323750421" calcext:value-type="float">
            <text:p>342.4323750421</text:p>
          </table:table-cell>
          <table:table-cell office:value-type="float" office:value="38.4103054978" calcext:value-type="float">
            <text:p>38.4103054978</text:p>
          </table:table-cell>
          <table:table-cell office:value-type="float" office:value="4.546" calcext:value-type="float">
            <text:p>4.546</text:p>
          </table:table-cell>
          <table:table-cell office:value-type="float" office:value="1.328" calcext:value-type="float">
            <text:p>1.328</text:p>
          </table:table-cell>
          <table:table-cell office:value-type="float" office:value="0.952" calcext:value-type="float">
            <text:p>0.952</text:p>
          </table:table-cell>
          <table:table-cell table:number-columns-repeated="9"/>
        </table:table-row>
        <table:table-row table:style-name="ro1">
          <table:table-cell office:value-type="float" office:value="10425255" calcext:value-type="float">
            <text:p>10425255</text:p>
          </table:table-cell>
          <table:table-cell office:value-type="float" office:value="46.950302874" calcext:value-type="float">
            <text:p>46.950302874</text:p>
          </table:table-cell>
          <table:table-cell office:value-type="float" office:value="361.657809257" calcext:value-type="float">
            <text:p>361.657809257</text:p>
          </table:table-cell>
          <table:table-cell office:value-type="float" office:value="37.3775285717" calcext:value-type="float">
            <text:p>37.3775285717</text:p>
          </table:table-cell>
          <table:table-cell office:value-type="float" office:value="3.315" calcext:value-type="float">
            <text:p>3.315</text:p>
          </table:table-cell>
          <table:table-cell office:value-type="float" office:value="0.813" calcext:value-type="float">
            <text:p>0.813</text:p>
          </table:table-cell>
          <table:table-cell office:value-type="float" office:value="1.521" calcext:value-type="float">
            <text:p>1.521</text:p>
          </table:table-cell>
          <table:table-cell table:number-columns-repeated="9"/>
        </table:table-row>
        <table:table-row table:style-name="ro1">
          <table:table-cell office:value-type="float" office:value="74992370" calcext:value-type="float">
            <text:p>74992370</text:p>
          </table:table-cell>
          <table:table-cell office:value-type="float" office:value="61.1145262259" calcext:value-type="float">
            <text:p>61.1145262259</text:p>
          </table:table-cell>
          <table:table-cell office:value-type="float" office:value="373.291450911" calcext:value-type="float">
            <text:p>373.291450911</text:p>
          </table:table-cell>
          <table:table-cell office:value-type="float" office:value="48.195558365" calcext:value-type="float">
            <text:p>48.195558365</text:p>
          </table:table-cell>
          <table:table-cell office:value-type="float" office:value="13.264" calcext:value-type="float">
            <text:p>13.264</text:p>
          </table:table-cell>
          <table:table-cell office:value-type="float" office:value="4.684" calcext:value-type="float">
            <text:p>4.684</text:p>
          </table:table-cell>
          <table:table-cell office:value-type="float" office:value="4.146" calcext:value-type="float">
            <text:p>4.146</text:p>
          </table:table-cell>
          <table:table-cell table:number-columns-repeated="9"/>
        </table:table-row>
        <table:table-row table:style-name="ro1">
          <table:table-cell office:value-type="float" office:value="2276530" calcext:value-type="float">
            <text:p>2276530</text:p>
          </table:table-cell>
          <table:table-cell office:value-type="float" office:value="0.527399384" calcext:value-type="float">
            <text:p>0.527399384</text:p>
          </table:table-cell>
          <table:table-cell office:value-type="float" office:value="3.887605028" calcext:value-type="float">
            <text:p>3.887605028</text:p>
          </table:table-cell>
          <table:table-cell office:value-type="float" office:value="0.468949" calcext:value-type="float">
            <text:p>0.468949</text:p>
          </table:table-cell>
          <table:table-cell office:value-type="float" office:value="0.3" calcext:value-type="float">
            <text:p>0.3</text:p>
          </table:table-cell>
          <table:table-cell office:value-type="float" office:value="0.345" calcext:value-type="float">
            <text:p>0.345</text:p>
          </table:table-cell>
          <table:table-cell office:value-type="float" office:value="0.129" calcext:value-type="float">
            <text:p>0.129</text:p>
          </table:table-cell>
          <table:table-cell table:number-columns-repeated="9"/>
        </table:table-row>
        <table:table-row table:style-name="ro1">
          <table:table-cell office:value-type="float" office:value="15747" calcext:value-type="float">
            <text:p>15747</text:p>
          </table:table-cell>
          <table:table-cell office:value-type="float" office:value="49.4663877162093" calcext:value-type="float">
            <text:p>49.4663877162</text:p>
          </table:table-cell>
          <table:table-cell office:value-type="float" office:value="383.993385317182" calcext:value-type="float">
            <text:p>383.9933853172</text:p>
          </table:table-cell>
          <table:table-cell office:value-type="float" office:value="39.3263135318994" calcext:value-type="float">
            <text:p>39.3263135319</text:p>
          </table:table-cell>
          <table:table-cell office:value-type="float" office:value="0.896000000000001" calcext:value-type="float">
            <text:p>0.896</text:p>
          </table:table-cell>
          <table:table-cell office:value-type="float" office:value="0.058" calcext:value-type="float">
            <text:p>0.058</text:p>
          </table:table-cell>
          <table:table-cell office:value-type="float" office:value="0.634" calcext:value-type="float">
            <text:p>0.634</text:p>
          </table:table-cell>
          <table:table-cell table:number-columns-repeated="9"/>
        </table:table-row>
        <table:table-row table:style-name="ro1">
          <table:table-cell office:value-type="float" office:value="90467" calcext:value-type="float">
            <text:p>90467</text:p>
          </table:table-cell>
          <table:table-cell office:value-type="float" office:value="0.92571793802199" calcext:value-type="float">
            <text:p>0.925717938</text:p>
          </table:table-cell>
          <table:table-cell office:value-type="float" office:value="4.54108115198324" calcext:value-type="float">
            <text:p>4.541081152</text:p>
          </table:table-cell>
          <table:table-cell office:value-type="float" office:value="0.639454262010986" calcext:value-type="float">
            <text:p>0.639454262</text:p>
          </table:table-cell>
          <table:table-cell office:value-type="float" office:value="0.12" calcext:value-type="float">
            <text:p>0.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9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464459019946" calcext:value-type="float">
            <text:p>0.469464459</text:p>
          </table:table-cell>
          <table:table-cell office:value-type="float" office:value="3.90492667499348" calcext:value-type="float">
            <text:p>3.904926675</text:p>
          </table:table-cell>
          <table:table-cell office:value-type="float" office:value="0.380116085987538" calcext:value-type="float">
            <text:p>0.38011608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9"/>
        </table:table-row>
        <table:table-row table:style-name="ro1">
          <table:table-cell office:value-type="float" office:value="136617637" calcext:value-type="float">
            <text:p>136617637</text:p>
          </table:table-cell>
          <table:table-cell office:value-type="float" office:value="67.1258477419033" calcext:value-type="float">
            <text:p>67.1258477419</text:p>
          </table:table-cell>
          <table:table-cell office:value-type="float" office:value="425.406172737043" calcext:value-type="float">
            <text:p>425.406172737</text:p>
          </table:table-cell>
          <table:table-cell office:value-type="float" office:value="62.5141169836861" calcext:value-type="float">
            <text:p>62.5141169837</text:p>
          </table:table-cell>
          <table:table-cell office:value-type="float" office:value="29.189" calcext:value-type="float">
            <text:p>29.189</text:p>
          </table:table-cell>
          <table:table-cell office:value-type="float" office:value="10.211" calcext:value-type="float">
            <text:p>10.211</text:p>
          </table:table-cell>
          <table:table-cell office:value-type="float" office:value="3.645" calcext:value-type="float">
            <text:p>3.645</text:p>
          </table:table-cell>
          <table:table-cell table:number-columns-repeated="9"/>
        </table:table-row>
        <table:table-row table:style-name="ro1">
          <table:table-cell office:value-type="float" office:value="19649215" calcext:value-type="float">
            <text:p>19649215</text:p>
          </table:table-cell>
          <table:table-cell office:value-type="float" office:value="54.2823819341138" calcext:value-type="float">
            <text:p>54.2823819341</text:p>
          </table:table-cell>
          <table:table-cell office:value-type="float" office:value="387.351283010066" calcext:value-type="float">
            <text:p>387.3512830101</text:p>
          </table:table-cell>
          <table:table-cell office:value-type="float" office:value="51.09706391691" calcext:value-type="float">
            <text:p>51.0970639169</text:p>
          </table:table-cell>
          <table:table-cell office:value-type="float" office:value="9.346" calcext:value-type="float">
            <text:p>9.346</text:p>
          </table:table-cell>
          <table:table-cell office:value-type="float" office:value="2.26" calcext:value-type="float">
            <text:p>2.26</text:p>
          </table:table-cell>
          <table:table-cell office:value-type="float" office:value="6.565" calcext:value-type="float">
            <text:p>6.565</text:p>
          </table:table-cell>
          <table:table-cell table:number-columns-repeated="9"/>
        </table:table-row>
        <table:table-row table:style-name="ro1">
          <table:table-cell office:value-type="float" office:value="207399266" calcext:value-type="float">
            <text:p>207399266</text:p>
          </table:table-cell>
          <table:table-cell office:value-type="float" office:value="79.1436284070369" calcext:value-type="float">
            <text:p>79.143628407</text:p>
          </table:table-cell>
          <table:table-cell office:value-type="float" office:value="416.948069484817" calcext:value-type="float">
            <text:p>416.9480694848</text:p>
          </table:table-cell>
          <table:table-cell office:value-type="float" office:value="73.6084760980739" calcext:value-type="float">
            <text:p>73.6084760981</text:p>
          </table:table-cell>
          <table:table-cell office:value-type="float" office:value="41.273" calcext:value-type="float">
            <text:p>41.273</text:p>
          </table:table-cell>
          <table:table-cell office:value-type="float" office:value="15.492" calcext:value-type="float">
            <text:p>15.492</text:p>
          </table:table-cell>
          <table:table-cell office:value-type="float" office:value="9.80200000000001" calcext:value-type="float">
            <text:p>9.802</text:p>
          </table:table-cell>
          <table:table-cell table:number-columns-repeated="9"/>
        </table:table-row>
        <table:table-row table:style-name="ro1">
          <table:table-cell office:value-type="float" office:value="1870794" calcext:value-type="float">
            <text:p>1870794</text:p>
          </table:table-cell>
          <table:table-cell office:value-type="float" office:value="0.605513424001401" calcext:value-type="float">
            <text:p>0.605513424</text:p>
          </table:table-cell>
          <table:table-cell office:value-type="float" office:value="3.89922684201156" calcext:value-type="float">
            <text:p>3.899226842</text:p>
          </table:table-cell>
          <table:table-cell office:value-type="float" office:value="0.520458812010475" calcext:value-type="float">
            <text:p>0.520458812</text:p>
          </table:table-cell>
          <table:table-cell office:value-type="float" office:value="0.249" calcext:value-type="float">
            <text:p>0.24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8" calcext:value-type="float">
            <text:p>0.038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OEMMA_arranged_path.A3:OEMMA_arranged_path.G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4:05:19.278277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4:11:42.692759463</dc:date>
    <meta:editing-duration>PT3H48M1S</meta:editing-duration>
    <meta:editing-cycles>10</meta:editing-cycles>
    <meta:generator>LibreOffice/5.1.6.2$Linux_X86_64 LibreOffice_project/10m0$Build-2</meta:generator>
    <meta:document-statistic meta:table-count="1" meta:cell-count="7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graphic-properties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127cm" svg:height="18.611cm" xlink:href=".." xlink:type="simple" chart:class="chart:scatter" chart:style-name="ch1">
        <chart:title svg:x="9.736cm" svg:y="0.508cm" chart:style-name="ch2">
          <text:p>Adjacent XIC Queries</text:p>
        </chart:title>
        <chart:legend svg:x="5.026cm" svg:y="6.325cm" style:legend-expansion="custom" chartooo:width="3.149cm" chartooo:height="4.041cm" style:legend-expansion-aspect-ratio="0.779262558772581" chart:style-name="ch3"/>
        <chart:plot-area chart:style-name="ch4" table:cell-range-address="OEMMA_arranged_path.A2:OEMMA_arranged_path.G42" chart:data-source-has-labels="row" svg:x="1.9cm" svg:y="1.827cm" svg:width="22.725cm" svg:height="15.044cm">
          <chartooo:coordinate-region svg:x="3.633cm" svg:y="2.026cm" svg:width="20.249cm" svg:height="14.198cm"/>
          <chart:axis chart:dimension="x" chart:name="primary-x" chart:style-name="ch5">
            <chart:title svg:x="10.964cm" svg:y="17.244cm" chart:style-name="ch6">
              <text:p>Number of Points</text:p>
            </chart:title>
          </chart:axis>
          <chart:axis chart:dimension="y" chart:name="primary-y" chart:style-name="ch5">
            <chart:title svg:x="0.451cm" svg:y="10.483cm" chart:style-name="ch7">
              <text:p>Time (s)</text:p>
            </chart:title>
            <chart:grid chart:style-name="ch8" chart:class="major"/>
          </chart:axis>
          <chart:series chart:style-name="ch9" chart:values-cell-range-address="OEMMA_arranged_path.B3:OEMMA_arranged_path.B42" chart:label-cell-address="OEMMA_arranged_path.B2:OEMMA_arranged_path.B2" chart:class="chart:scatter">
            <chart:domain table:cell-range-address="OEMMA_arranged_path.A3:OEMMA_arranged_path.A42"/>
            <chart:data-point chart:repeated="40"/>
          </chart:series>
          <chart:series chart:style-name="ch10" chart:values-cell-range-address="OEMMA_arranged_path.C3:OEMMA_arranged_path.C42" chart:label-cell-address="OEMMA_arranged_path.C2:OEMMA_arranged_path.C2" chart:class="chart:scatter">
            <chart:data-point chart:repeated="40"/>
          </chart:series>
          <chart:series chart:style-name="ch11" chart:values-cell-range-address="OEMMA_arranged_path.D3:OEMMA_arranged_path.D42" chart:label-cell-address="OEMMA_arranged_path.D2:OEMMA_arranged_path.D2" chart:class="chart:scatter">
            <chart:data-point chart:repeated="40"/>
          </chart:series>
          <chart:series chart:style-name="ch12" chart:values-cell-range-address="OEMMA_arranged_path.E3:OEMMA_arranged_path.E42" chart:label-cell-address="OEMMA_arranged_path.E2:OEMMA_arranged_path.E2" chart:class="chart:scatter">
            <chart:data-point chart:repeated="40"/>
          </chart:series>
          <chart:series chart:style-name="ch13" chart:values-cell-range-address="OEMMA_arranged_path.F3:OEMMA_arranged_path.F42" chart:label-cell-address="OEMMA_arranged_path.F2:OEMMA_arranged_path.F2" chart:class="chart:scatter">
            <chart:data-point chart:repeated="40"/>
          </chart:series>
          <chart:series chart:style-name="ch14" chart:values-cell-range-address="OEMMA_arranged_path.G3:OEMMA_arranged_path.G42" chart:label-cell-address="OEMMA_arranged_path.G2:OEMMA_arranged_path.G2" chart:class="chart:scatter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OEMMA_arranged_path.B2:OEMMA_arranged_path.B2</svg:desc>
                </draw:g>
              </table:table-cell>
              <table:table-cell office:value-type="string">
                <text:p>mzML</text:p>
                <draw:g>
                  <svg:desc>OEMMA_arranged_path.C2:OEMMA_arranged_path.C2</svg:desc>
                </draw:g>
              </table:table-cell>
              <table:table-cell office:value-type="string">
                <text:p>mzDB</text:p>
                <draw:g>
                  <svg:desc>OEMMA_arranged_path.D2:OEMMA_arranged_path.D2</svg:desc>
                </draw:g>
              </table:table-cell>
              <table:table-cell office:value-type="string">
                <text:p>MzTree-Single</text:p>
                <draw:g>
                  <svg:desc>OEMMA_arranged_path.E2:OEMMA_arranged_path.E2</svg:desc>
                </draw:g>
              </table:table-cell>
              <table:table-cell office:value-type="string">
                <text:p>MzTree-NoSumm</text:p>
                <draw:g>
                  <svg:desc>OEMMA_arranged_path.F2:OEMMA_arranged_path.F2</svg:desc>
                </draw:g>
              </table:table-cell>
              <table:table-cell office:value-type="string">
                <text:p>MzTree</text:p>
                <draw:g>
                  <svg:desc>OEMMA_arranged_path.G2:OEMMA_arranged_path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28888">
                <text:p>3028888</text:p>
                <draw:g>
                  <svg:desc>OEMMA_arranged_path.A3:OEMMA_arranged_path.A42</svg:desc>
                </draw:g>
              </table:table-cell>
              <table:table-cell office:value-type="float" office:value="45.6184472749">
                <text:p>45.6184472749</text:p>
                <draw:g>
                  <svg:desc>OEMMA_arranged_path.B3:OEMMA_arranged_path.B42</svg:desc>
                </draw:g>
              </table:table-cell>
              <table:table-cell office:value-type="float" office:value="351.27371263">
                <text:p>351.27371263</text:p>
                <draw:g>
                  <svg:desc>OEMMA_arranged_path.C3:OEMMA_arranged_path.C42</svg:desc>
                </draw:g>
              </table:table-cell>
              <table:table-cell office:value-type="float" office:value="38.7637492309">
                <text:p>38.7637492309</text:p>
                <draw:g>
                  <svg:desc>OEMMA_arranged_path.D3:OEMMA_arranged_path.D42</svg:desc>
                </draw:g>
              </table:table-cell>
              <table:table-cell office:value-type="float" office:value="2.882">
                <text:p>2.882</text:p>
                <draw:g>
                  <svg:desc>OEMMA_arranged_path.E3:OEMMA_arranged_path.E42</svg:desc>
                </draw:g>
              </table:table-cell>
              <table:table-cell office:value-type="float" office:value="0.542">
                <text:p>0.542</text:p>
                <draw:g>
                  <svg:desc>OEMMA_arranged_path.F3:OEMMA_arranged_path.F42</svg:desc>
                </draw:g>
              </table:table-cell>
              <table:table-cell office:value-type="float" office:value="1.834">
                <text:p>1.834</text:p>
                <draw:g>
                  <svg:desc>OEMMA_arranged_path.G3:OEMMA_arranged_path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2056">
                <text:p>882056</text:p>
              </table:table-cell>
              <table:table-cell office:value-type="float" office:value="46.938643085">
                <text:p>46.938643085</text:p>
              </table:table-cell>
              <table:table-cell office:value-type="float" office:value="359.338103547">
                <text:p>359.338103547</text:p>
              </table:table-cell>
              <table:table-cell office:value-type="float" office:value="38.8847617219">
                <text:p>38.8847617219</text:p>
              </table:table-cell>
              <table:table-cell office:value-type="float" office:value="2.083">
                <text:p>2.083</text:p>
              </table:table-cell>
              <table:table-cell office:value-type="float" office:value="0.324">
                <text:p>0.324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267198">
                <text:p>65267198</text:p>
              </table:table-cell>
              <table:table-cell office:value-type="float" office:value="50.643342151">
                <text:p>50.643342151</text:p>
              </table:table-cell>
              <table:table-cell office:value-type="float" office:value="370.5697631641">
                <text:p>370.5697631641</text:p>
              </table:table-cell>
              <table:table-cell office:value-type="float" office:value="40.8344299031">
                <text:p>40.8344299031</text:p>
              </table:table-cell>
              <table:table-cell office:value-type="float" office:value="8.975">
                <text:p>8.975</text:p>
              </table:table-cell>
              <table:table-cell office:value-type="float" office:value="3.2">
                <text:p>3.2</text:p>
              </table:table-cell>
              <table:table-cell office:value-type="float" office:value="2.171">
                <text:p>2.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9174">
                <text:p>3969174</text:p>
              </table:table-cell>
              <table:table-cell office:value-type="float" office:value="49.3123672889">
                <text:p>49.3123672889</text:p>
              </table:table-cell>
              <table:table-cell office:value-type="float" office:value="358.900689319">
                <text:p>358.900689319</text:p>
              </table:table-cell>
              <table:table-cell office:value-type="float" office:value="41.6315415">
                <text:p>41.6315415</text:p>
              </table:table-cell>
              <table:table-cell office:value-type="float" office:value="3.943">
                <text:p>3.943</text:p>
              </table:table-cell>
              <table:table-cell office:value-type="float" office:value="0.959">
                <text:p>0.959</text:p>
              </table:table-cell>
              <table:table-cell office:value-type="float" office:value="5.091">
                <text:p>5.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12">
                <text:p>21712</text:p>
              </table:table-cell>
              <table:table-cell office:value-type="float" office:value="50.315352238">
                <text:p>50.315352238</text:p>
              </table:table-cell>
              <table:table-cell office:value-type="float" office:value="391.28208131">
                <text:p>391.28208131</text:p>
              </table:table-cell>
              <table:table-cell office:value-type="float" office:value="39.123493232">
                <text:p>39.123493232</text:p>
              </table:table-cell>
              <table:table-cell office:value-type="float" office:value="1.801">
                <text:p>1.801</text:p>
              </table:table-cell>
              <table:table-cell office:value-type="float" office:value="0.355">
                <text:p>0.355</text:p>
              </table:table-cell>
              <table:table-cell office:value-type="float" office:value="3.649">
                <text:p>3.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502585">
                <text:p>47502585</text:p>
              </table:table-cell>
              <table:table-cell office:value-type="float" office:value="48.2335242691">
                <text:p>48.2335242691</text:p>
              </table:table-cell>
              <table:table-cell office:value-type="float" office:value="355.0457497549">
                <text:p>355.0457497549</text:p>
              </table:table-cell>
              <table:table-cell office:value-type="float" office:value="42.276615217">
                <text:p>42.276615217</text:p>
              </table:table-cell>
              <table:table-cell office:value-type="float" office:value="8.243">
                <text:p>8.243</text:p>
              </table:table-cell>
              <table:table-cell office:value-type="float" office:value="2.716">
                <text:p>2.716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497686">
                <text:p>103497686</text:p>
              </table:table-cell>
              <table:table-cell office:value-type="float" office:value="58.321731546">
                <text:p>58.321731546</text:p>
              </table:table-cell>
              <table:table-cell office:value-type="float" office:value="377.697183315">
                <text:p>377.697183315</text:p>
              </table:table-cell>
              <table:table-cell office:value-type="float" office:value="46.771736414">
                <text:p>46.771736414</text:p>
              </table:table-cell>
              <table:table-cell office:value-type="float" office:value="17.346">
                <text:p>17.346</text:p>
              </table:table-cell>
              <table:table-cell office:value-type="float" office:value="6.113">
                <text:p>6.113</text:p>
              </table:table-cell>
              <table:table-cell office:value-type="float" office:value="4.807">
                <text:p>4.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70">
                <text:p>6770</text:p>
              </table:table-cell>
              <table:table-cell office:value-type="float" office:value="48.587772817">
                <text:p>48.587772817</text:p>
              </table:table-cell>
              <table:table-cell office:value-type="float" office:value="371.3562012151">
                <text:p>371.3562012151</text:p>
              </table:table-cell>
              <table:table-cell office:value-type="float" office:value="36.3425610631">
                <text:p>36.3425610631</text:p>
              </table:table-cell>
              <table:table-cell office:value-type="float" office:value="0.643">
                <text:p>0.643</text:p>
              </table:table-cell>
              <table:table-cell office:value-type="float" office:value="0.041">
                <text:p>0.041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9766">
                <text:p>3409766</text:p>
              </table:table-cell>
              <table:table-cell office:value-type="float" office:value="48.302400659">
                <text:p>48.302400659</text:p>
              </table:table-cell>
              <table:table-cell office:value-type="float" office:value="367.811060593">
                <text:p>367.811060593</text:p>
              </table:table-cell>
              <table:table-cell office:value-type="float" office:value="38.3533023171">
                <text:p>38.3533023171</text:p>
              </table:table-cell>
              <table:table-cell office:value-type="float" office:value="2.885">
                <text:p>2.885</text:p>
              </table:table-cell>
              <table:table-cell office:value-type="float" office:value="0.595">
                <text:p>0.595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88324">
                <text:p>43988324</text:p>
              </table:table-cell>
              <table:table-cell office:value-type="float" office:value="67.5350734349">
                <text:p>67.5350734349</text:p>
              </table:table-cell>
              <table:table-cell office:value-type="float" office:value="374.366734104">
                <text:p>374.366734104</text:p>
              </table:table-cell>
              <table:table-cell office:value-type="float" office:value="53.5396566521">
                <text:p>53.5396566521</text:p>
              </table:table-cell>
              <table:table-cell office:value-type="float" office:value="8.816">
                <text:p>8.816</text:p>
              </table:table-cell>
              <table:table-cell office:value-type="float" office:value="2.947">
                <text:p>2.947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61304">
                <text:p>20861304</text:p>
              </table:table-cell>
              <table:table-cell office:value-type="float" office:value="47.717964748">
                <text:p>47.717964748</text:p>
              </table:table-cell>
              <table:table-cell office:value-type="float" office:value="363.1249639501">
                <text:p>363.1249639501</text:p>
              </table:table-cell>
              <table:table-cell office:value-type="float" office:value="37.8121187981">
                <text:p>37.8121187981</text:p>
              </table:table-cell>
              <table:table-cell office:value-type="float" office:value="4.331">
                <text:p>4.331</text:p>
              </table:table-cell>
              <table:table-cell office:value-type="float" office:value="1.173">
                <text:p>1.173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82636">
                <text:p>9882636</text:p>
              </table:table-cell>
              <table:table-cell office:value-type="float" office:value="47.304835691">
                <text:p>47.304835691</text:p>
              </table:table-cell>
              <table:table-cell office:value-type="float" office:value="360.148466377">
                <text:p>360.148466377</text:p>
              </table:table-cell>
              <table:table-cell office:value-type="float" office:value="38.171811735">
                <text:p>38.171811735</text:p>
              </table:table-cell>
              <table:table-cell office:value-type="float" office:value="5.734">
                <text:p>5.734</text:p>
              </table:table-cell>
              <table:table-cell office:value-type="float" office:value="1.902">
                <text:p>1.902</text:p>
              </table:table-cell>
              <table:table-cell office:value-type="float" office:value="5.425">
                <text:p>5.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233655">
                <text:p>288233655</text:p>
              </table:table-cell>
              <table:table-cell office:value-type="float" office:value="53.809976233">
                <text:p>53.809976233</text:p>
              </table:table-cell>
              <table:table-cell office:value-type="float" office:value="369.63531742">
                <text:p>369.63531742</text:p>
              </table:table-cell>
              <table:table-cell office:value-type="float" office:value="43.561400476">
                <text:p>43.561400476</text:p>
              </table:table-cell>
              <table:table-cell office:value-type="float" office:value="32.009">
                <text:p>32.009</text:p>
              </table:table-cell>
              <table:table-cell office:value-type="float" office:value="11.685">
                <text:p>11.685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3768721">
                <text:p>323768721</text:p>
              </table:table-cell>
              <table:table-cell office:value-type="float" office:value="90.5587362662">
                <text:p>90.5587362662</text:p>
              </table:table-cell>
              <table:table-cell office:value-type="float" office:value="402.1986520351">
                <text:p>402.1986520351</text:p>
              </table:table-cell>
              <table:table-cell office:value-type="float" office:value="63.987782782">
                <text:p>63.987782782</text:p>
              </table:table-cell>
              <table:table-cell office:value-type="float" office:value="63.141">
                <text:p>63.141</text:p>
              </table:table-cell>
              <table:table-cell office:value-type="float" office:value="17.438">
                <text:p>17.438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17995">
                <text:p>3117995</text:p>
              </table:table-cell>
              <table:table-cell office:value-type="float" office:value="46.323257906">
                <text:p>46.323257906</text:p>
              </table:table-cell>
              <table:table-cell office:value-type="float" office:value="358.28969997">
                <text:p>358.28969997</text:p>
              </table:table-cell>
              <table:table-cell office:value-type="float" office:value="36.939829808">
                <text:p>36.939829808</text:p>
              </table:table-cell>
              <table:table-cell office:value-type="float" office:value="2.902">
                <text:p>2.902</text:p>
              </table:table-cell>
              <table:table-cell office:value-type="float" office:value="0.585">
                <text:p>0.585</text:p>
              </table:table-cell>
              <table:table-cell office:value-type="float" office:value="3.335">
                <text:p>3.3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7483">
                <text:p>1047483</text:p>
              </table:table-cell>
              <table:table-cell office:value-type="float" office:value="46.706286545">
                <text:p>46.706286545</text:p>
              </table:table-cell>
              <table:table-cell office:value-type="float" office:value="361.9866241399">
                <text:p>361.9866241399</text:p>
              </table:table-cell>
              <table:table-cell office:value-type="float" office:value="36.578008733">
                <text:p>36.578008733</text:p>
              </table:table-cell>
              <table:table-cell office:value-type="float" office:value="2.18">
                <text:p>2.18</text:p>
              </table:table-cell>
              <table:table-cell office:value-type="float" office:value="0.374">
                <text:p>0.374</text:p>
              </table:table-cell>
              <table:table-cell office:value-type="float" office:value="2.602">
                <text:p>2.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732096">
                <text:p>46732096</text:p>
              </table:table-cell>
              <table:table-cell office:value-type="float" office:value="47.2263049691">
                <text:p>47.2263049691</text:p>
              </table:table-cell>
              <table:table-cell office:value-type="float" office:value="357.319048069">
                <text:p>357.319048069</text:p>
              </table:table-cell>
              <table:table-cell office:value-type="float" office:value="39.256482274">
                <text:p>39.256482274</text:p>
              </table:table-cell>
              <table:table-cell office:value-type="float" office:value="7.677">
                <text:p>7.677</text:p>
              </table:table-cell>
              <table:table-cell office:value-type="float" office:value="2.536">
                <text:p>2.536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912">
                <text:p>153912</text:p>
              </table:table-cell>
              <table:table-cell office:value-type="float" office:value="46.2710240439">
                <text:p>46.2710240439</text:p>
              </table:table-cell>
              <table:table-cell office:value-type="float" office:value="359.5637607451">
                <text:p>359.5637607451</text:p>
              </table:table-cell>
              <table:table-cell office:value-type="float" office:value="35.6172705971">
                <text:p>35.6172705971</text:p>
              </table:table-cell>
              <table:table-cell office:value-type="float" office:value="1.063">
                <text:p>1.063</text:p>
              </table:table-cell>
              <table:table-cell office:value-type="float" office:value="0.111">
                <text:p>0.111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62856197">
                <text:p>1362856197</text:p>
              </table:table-cell>
              <table:table-cell office:value-type="float" office:value="99.8145417541">
                <text:p>99.8145417541</text:p>
              </table:table-cell>
              <table:table-cell office:value-type="float" office:value="420.2518396229">
                <text:p>420.2518396229</text:p>
              </table:table-cell>
              <table:table-cell office:value-type="float" office:value="67.2663509689">
                <text:p>67.2663509689</text:p>
              </table:table-cell>
              <table:table-cell office:value-type="float" office:value="387.469">
                <text:p>387.469</text:p>
              </table:table-cell>
              <table:table-cell office:value-type="float" office:value="55.187">
                <text:p>55.187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387315">
                <text:p>310387315</text:p>
              </table:table-cell>
              <table:table-cell office:value-type="float" office:value="70.771381521">
                <text:p>70.771381521</text:p>
              </table:table-cell>
              <table:table-cell office:value-type="float" office:value="380.180673512">
                <text:p>380.180673512</text:p>
              </table:table-cell>
              <table:table-cell office:value-type="float" office:value="54.037483719">
                <text:p>54.037483719</text:p>
              </table:table-cell>
              <table:table-cell office:value-type="float" office:value="35.224">
                <text:p>35.224</text:p>
              </table:table-cell>
              <table:table-cell office:value-type="float" office:value="13.046">
                <text:p>13.046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16312">
                <text:p>4316312</text:p>
              </table:table-cell>
              <table:table-cell office:value-type="float" office:value="46.968887049">
                <text:p>46.968887049</text:p>
              </table:table-cell>
              <table:table-cell office:value-type="float" office:value="362.214382343">
                <text:p>362.214382343</text:p>
              </table:table-cell>
              <table:table-cell office:value-type="float" office:value="36.805709497">
                <text:p>36.805709497</text:p>
              </table:table-cell>
              <table:table-cell office:value-type="float" office:value="3.08">
                <text:p>3.08</text:p>
              </table:table-cell>
              <table:table-cell office:value-type="float" office:value="0.678">
                <text:p>0.678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2857165">
                <text:p>752857165</text:p>
              </table:table-cell>
              <table:table-cell office:value-type="float" office:value="69.4415202801">
                <text:p>69.4415202801</text:p>
              </table:table-cell>
              <table:table-cell office:value-type="float" office:value="380.738476389">
                <text:p>380.738476389</text:p>
              </table:table-cell>
              <table:table-cell office:value-type="float" office:value="52.021667747">
                <text:p>52.021667747</text:p>
              </table:table-cell>
              <table:table-cell office:value-type="float" office:value="201.241">
                <text:p>201.241</text:p>
              </table:table-cell>
              <table:table-cell office:value-type="float" office:value="33.535">
                <text:p>33.535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97143">
                <text:p>6597143</text:p>
              </table:table-cell>
              <table:table-cell office:value-type="float" office:value="46.925591726">
                <text:p>46.925591726</text:p>
              </table:table-cell>
              <table:table-cell office:value-type="float" office:value="362.82470369">
                <text:p>362.82470369</text:p>
              </table:table-cell>
              <table:table-cell office:value-type="float" office:value="36.768584068">
                <text:p>36.768584068</text:p>
              </table:table-cell>
              <table:table-cell office:value-type="float" office:value="3.254">
                <text:p>3.254</text:p>
              </table:table-cell>
              <table:table-cell office:value-type="float" office:value="0.759">
                <text:p>0.759</text:p>
              </table:table-cell>
              <table:table-cell office:value-type="float" office:value="2.604">
                <text:p>2.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611588">
                <text:p>34611588</text:p>
              </table:table-cell>
              <table:table-cell office:value-type="float" office:value="52.61844328">
                <text:p>52.61844328</text:p>
              </table:table-cell>
              <table:table-cell office:value-type="float" office:value="360.004149563">
                <text:p>360.004149563</text:p>
              </table:table-cell>
              <table:table-cell office:value-type="float" office:value="43.112075436">
                <text:p>43.112075436</text:p>
              </table:table-cell>
              <table:table-cell office:value-type="float" office:value="8.205">
                <text:p>8.205</text:p>
              </table:table-cell>
              <table:table-cell office:value-type="float" office:value="2.651">
                <text:p>2.651</text:p>
              </table:table-cell>
              <table:table-cell office:value-type="float" office:value="3.691">
                <text:p>3.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2276">
                <text:p>2752276</text:p>
              </table:table-cell>
              <table:table-cell office:value-type="float" office:value="45.3681771561">
                <text:p>45.3681771561</text:p>
              </table:table-cell>
              <table:table-cell office:value-type="float" office:value="351.414789327">
                <text:p>351.414789327</text:p>
              </table:table-cell>
              <table:table-cell office:value-type="float" office:value="37.295333403">
                <text:p>37.295333403</text:p>
              </table:table-cell>
              <table:table-cell office:value-type="float" office:value="5.449">
                <text:p>5.449</text:p>
              </table:table-cell>
              <table:table-cell office:value-type="float" office:value="1.702">
                <text:p>1.702</text:p>
              </table:table-cell>
              <table:table-cell office:value-type="float" office:value="9.787">
                <text:p>9.7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18">
                <text:p>6518</text:p>
              </table:table-cell>
              <table:table-cell office:value-type="float" office:value="46.985220405">
                <text:p>46.985220405</text:p>
              </table:table-cell>
              <table:table-cell office:value-type="float" office:value="364.491999632">
                <text:p>364.491999632</text:p>
              </table:table-cell>
              <table:table-cell office:value-type="float" office:value="34.930026833">
                <text:p>34.930026833</text:p>
              </table:table-cell>
              <table:table-cell office:value-type="float" office:value="0.616">
                <text:p>0.616</text:p>
              </table:table-cell>
              <table:table-cell office:value-type="float" office:value="0.042">
                <text:p>0.042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4708839">
                <text:p>534708839</text:p>
              </table:table-cell>
              <table:table-cell office:value-type="float" office:value="88.5266954939">
                <text:p>88.5266954939</text:p>
              </table:table-cell>
              <table:table-cell office:value-type="float" office:value="402.6350497799">
                <text:p>402.6350497799</text:p>
              </table:table-cell>
              <table:table-cell office:value-type="float" office:value="62.5405008562">
                <text:p>62.5405008562</text:p>
              </table:table-cell>
              <table:table-cell office:value-type="float" office:value="93.565">
                <text:p>93.565</text:p>
              </table:table-cell>
              <table:table-cell office:value-type="float" office:value="22.184">
                <text:p>22.18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273083">
                <text:p>50273083</text:p>
              </table:table-cell>
              <table:table-cell office:value-type="float" office:value="50.276662705">
                <text:p>50.276662705</text:p>
              </table:table-cell>
              <table:table-cell office:value-type="float" office:value="364.7664974371">
                <text:p>364.7664974371</text:p>
              </table:table-cell>
              <table:table-cell office:value-type="float" office:value="40.8059179139">
                <text:p>40.8059179139</text:p>
              </table:table-cell>
              <table:table-cell office:value-type="float" office:value="9.999">
                <text:p>9.999</text:p>
              </table:table-cell>
              <table:table-cell office:value-type="float" office:value="3.263">
                <text:p>3.263</text:p>
              </table:table-cell>
              <table:table-cell office:value-type="float" office:value="2.439">
                <text:p>2.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28950">
                <text:p>9728950</text:p>
              </table:table-cell>
              <table:table-cell office:value-type="float" office:value="48.726432746">
                <text:p>48.726432746</text:p>
              </table:table-cell>
              <table:table-cell office:value-type="float" office:value="361.64924893">
                <text:p>361.64924893</text:p>
              </table:table-cell>
              <table:table-cell office:value-type="float" office:value="40.1500658341">
                <text:p>40.1500658341</text:p>
              </table:table-cell>
              <table:table-cell office:value-type="float" office:value="5.354">
                <text:p>5.354</text:p>
              </table:table-cell>
              <table:table-cell office:value-type="float" office:value="1.615">
                <text:p>1.615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86744">
                <text:p>6186744</text:p>
              </table:table-cell>
              <table:table-cell office:value-type="float" office:value="48.174118779">
                <text:p>48.174118779</text:p>
              </table:table-cell>
              <table:table-cell office:value-type="float" office:value="360.3059500621">
                <text:p>360.3059500621</text:p>
              </table:table-cell>
              <table:table-cell office:value-type="float" office:value="38.8702196311">
                <text:p>38.8702196311</text:p>
              </table:table-cell>
              <table:table-cell office:value-type="float" office:value="4.104">
                <text:p>4.104</text:p>
              </table:table-cell>
              <table:table-cell office:value-type="float" office:value="1.051">
                <text:p>1.051</text:p>
              </table:table-cell>
              <table:table-cell office:value-type="float" office:value="5.546">
                <text:p>5.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233250">
                <text:p>38233250</text:p>
              </table:table-cell>
              <table:table-cell office:value-type="float" office:value="47.4939884708">
                <text:p>47.4939884708</text:p>
              </table:table-cell>
              <table:table-cell office:value-type="float" office:value="361.3969869389">
                <text:p>361.3969869389</text:p>
              </table:table-cell>
              <table:table-cell office:value-type="float" office:value="38.301193148">
                <text:p>38.301193148</text:p>
              </table:table-cell>
              <table:table-cell office:value-type="float" office:value="7.673">
                <text:p>7.673</text:p>
              </table:table-cell>
              <table:table-cell office:value-type="float" office:value="2.697">
                <text:p>2.697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41561">
                <text:p>19541561</text:p>
              </table:table-cell>
              <table:table-cell office:value-type="float" office:value="48.885465996">
                <text:p>48.885465996</text:p>
              </table:table-cell>
              <table:table-cell office:value-type="float" office:value="363.2426335642">
                <text:p>363.2426335642</text:p>
              </table:table-cell>
              <table:table-cell office:value-type="float" office:value="39.306535109">
                <text:p>39.306535109</text:p>
              </table:table-cell>
              <table:table-cell office:value-type="float" office:value="5.463">
                <text:p>5.463</text:p>
              </table:table-cell>
              <table:table-cell office:value-type="float" office:value="1.649">
                <text:p>1.649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117911">
                <text:p>68117911</text:p>
              </table:table-cell>
              <table:table-cell office:value-type="float" office:value="51.4053902548">
                <text:p>51.4053902548</text:p>
              </table:table-cell>
              <table:table-cell office:value-type="float" office:value="361.8777089951">
                <text:p>361.8777089951</text:p>
              </table:table-cell>
              <table:table-cell office:value-type="float" office:value="42.2482378619">
                <text:p>42.2482378619</text:p>
              </table:table-cell>
              <table:table-cell office:value-type="float" office:value="11.066">
                <text:p>11.066</text:p>
              </table:table-cell>
              <table:table-cell office:value-type="float" office:value="3.815">
                <text:p>3.815</text:p>
              </table:table-cell>
              <table:table-cell office:value-type="float" office:value="6.781">
                <text:p>6.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962">
                <text:p>660962</text:p>
              </table:table-cell>
              <table:table-cell office:value-type="float" office:value="46.965194818">
                <text:p>46.965194818</text:p>
              </table:table-cell>
              <table:table-cell office:value-type="float" office:value="364.7670257251">
                <text:p>364.7670257251</text:p>
              </table:table-cell>
              <table:table-cell office:value-type="float" office:value="35.653641415">
                <text:p>35.653641415</text:p>
              </table:table-cell>
              <table:table-cell office:value-type="float" office:value="1.432">
                <text:p>1.432</text:p>
              </table:table-cell>
              <table:table-cell office:value-type="float" office:value="0.162">
                <text:p>0.162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4840">
                <text:p>1154840</text:p>
              </table:table-cell>
              <table:table-cell office:value-type="float" office:value="46.638682875">
                <text:p>46.638682875</text:p>
              </table:table-cell>
              <table:table-cell office:value-type="float" office:value="362.781304567">
                <text:p>362.781304567</text:p>
              </table:table-cell>
              <table:table-cell office:value-type="float" office:value="36.5223362439">
                <text:p>36.5223362439</text:p>
              </table:table-cell>
              <table:table-cell office:value-type="float" office:value="2.323">
                <text:p>2.323</text:p>
              </table:table-cell>
              <table:table-cell office:value-type="float" office:value="0.38">
                <text:p>0.38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2924642">
                <text:p>122924642</text:p>
              </table:table-cell>
              <table:table-cell office:value-type="float" office:value="50.3978593999">
                <text:p>50.3978593999</text:p>
              </table:table-cell>
              <table:table-cell office:value-type="float" office:value="365.4942308108">
                <text:p>365.4942308108</text:p>
              </table:table-cell>
              <table:table-cell office:value-type="float" office:value="40.8089968641">
                <text:p>40.8089968641</text:p>
              </table:table-cell>
              <table:table-cell office:value-type="float" office:value="15.766">
                <text:p>15.766</text:p>
              </table:table-cell>
              <table:table-cell office:value-type="float" office:value="5.394">
                <text:p>5.394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0049890">
                <text:p>550049890</text:p>
              </table:table-cell>
              <table:table-cell office:value-type="float" office:value="60.3234974772">
                <text:p>60.3234974772</text:p>
              </table:table-cell>
              <table:table-cell office:value-type="float" office:value="373.309259374">
                <text:p>373.309259374</text:p>
              </table:table-cell>
              <table:table-cell office:value-type="float" office:value="47.5334940109">
                <text:p>47.5334940109</text:p>
              </table:table-cell>
              <table:table-cell office:value-type="float" office:value="103.156">
                <text:p>103.156</text:p>
              </table:table-cell>
              <table:table-cell office:value-type="float" office:value="23.169">
                <text:p>23.169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0382456">
                <text:p>1210382456</text:p>
              </table:table-cell>
              <table:table-cell office:value-type="float" office:value="78.5698775009">
                <text:p>78.5698775009</text:p>
              </table:table-cell>
              <table:table-cell office:value-type="float" office:value="392.3293704101">
                <text:p>392.3293704101</text:p>
              </table:table-cell>
              <table:table-cell office:value-type="float" office:value="56.9788063599">
                <text:p>56.9788063599</text:p>
              </table:table-cell>
              <table:table-cell office:value-type="float" office:value="309.459">
                <text:p>309.459</text:p>
              </table:table-cell>
              <table:table-cell office:value-type="float" office:value="51.526">
                <text:p>51.5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97649">
                <text:p>7597649</text:p>
              </table:table-cell>
              <table:table-cell office:value-type="float" office:value="47.1731522399">
                <text:p>47.1731522399</text:p>
              </table:table-cell>
              <table:table-cell office:value-type="float" office:value="354.895644635">
                <text:p>354.895644635</text:p>
              </table:table-cell>
              <table:table-cell office:value-type="float" office:value="38.757600957">
                <text:p>38.757600957</text:p>
              </table:table-cell>
              <table:table-cell office:value-type="float" office:value="3.624">
                <text:p>3.624</text:p>
              </table:table-cell>
              <table:table-cell office:value-type="float" office:value="0.936">
                <text:p>0.936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133968">
                <text:p>138133968</text:p>
              </table:table-cell>
              <table:table-cell office:value-type="float" office:value="62.0103108941">
                <text:p>62.0103108941</text:p>
              </table:table-cell>
              <table:table-cell office:value-type="float" office:value="374.5490158219">
                <text:p>374.5490158219</text:p>
              </table:table-cell>
              <table:table-cell office:value-type="float" office:value="48.328653583">
                <text:p>48.328653583</text:p>
              </table:table-cell>
              <table:table-cell office:value-type="float" office:value="22.136">
                <text:p>22.136</text:p>
              </table:table-cell>
              <table:table-cell office:value-type="float" office:value="7.279">
                <text:p>7.279</text:p>
              </table:table-cell>
              <table:table-cell office:value-type="float" office:value="3.994">
                <text:p>3.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